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egoe UI Symbol" svg:font-family="'Segoe UI Symbol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25cm" table:align="margins"/>
    </style:style>
    <style:style style:name="Таблица1.A" style:family="table-column">
      <style:table-column-properties style:column-width="7.604cm" style:rel-column-width="29270*"/>
    </style:style>
    <style:style style:name="Таблица1.B" style:family="table-column">
      <style:table-column-properties style:column-width="5.487cm" style:rel-column-width="21123*"/>
    </style:style>
    <style:style style:name="Таблица1.C" style:family="table-column">
      <style:table-column-properties style:column-width="3.933cm" style:rel-column-width="15142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6.99cm" fo:margin-left="0.069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Таблица2.A" style:family="table-column">
      <style:table-column-properties style:column-width="3.678cm"/>
    </style:style>
    <style:style style:name="Таблица2.B" style:family="table-column">
      <style:table-column-properties style:column-width="1.296cm"/>
    </style:style>
    <style:style style:name="Таблица2.C" style:family="table-column">
      <style:table-column-properties style:column-width="1.323cm"/>
    </style:style>
    <style:style style:name="Таблица2.G" style:family="table-column">
      <style:table-column-properties style:column-width="1.244cm"/>
    </style:style>
    <style:style style:name="Таблица2.H" style:family="table-column">
      <style:table-column-properties style:column-width="3.122cm"/>
    </style:style>
    <style:style style:name="Таблица2.I" style:family="table-column">
      <style:table-column-properties style:column-width="2.385cm"/>
    </style:style>
    <style:style style:name="Таблица2.1" style:family="table-row">
      <style:table-row-properties style:min-row-height="3.911cm"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2.B1" style:family="table-cell">
      <style:table-cell-properties style:vertical-align="" fo:padding-left="0.191cm" fo:padding-right="0.191cm" fo:padding-top="0cm" fo:padding-bottom="0cm" fo:border="0.5pt solid #000000" style:writing-mode="tb-rl"/>
    </style:style>
    <style:style style:name="Таблица2.2" style:family="table-row">
      <style:table-row-properties style:min-row-height="1.704cm" fo:keep-together="auto"/>
    </style:style>
    <style:style style:name="Таблица2.3" style:family="table-row">
      <style:table-row-properties style:min-row-height="2.552cm" fo:keep-together="auto"/>
    </style:style>
    <style:style style:name="Таблица2.4" style:family="table-row">
      <style:table-row-properties style:min-row-height="2.628cm" fo:keep-together="auto"/>
    </style:style>
    <style:style style:name="Таблица2.5" style:family="table-row">
      <style:table-row-properties style:min-row-height="2.628cm" fo:background-color="transparent" fo:keep-together="auto">
        <style:background-image/>
      </style:table-row-properties>
    </style:style>
    <style:style style:name="Таблица2.A5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B5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.G5" style:family="table-cell">
      <style:table-cell-properties style:vertical-align="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6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2.G6" style:family="table-cell">
      <style:table-cell-properties style:vertical-align="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3" style:family="table">
      <style:table-properties style:width="16cm" table:align="margins" style:writing-mode="lr-tb"/>
    </style:style>
    <style:style style:name="Таблица3.A" style:family="table-column">
      <style:table-column-properties style:column-width="8.001cm" style:rel-column-width="32767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.813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.596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.616cm" fo:margin-right="0.575cm" fo:margin-top="0cm" fo:margin-bottom="0.004cm" style:contextual-spacing="false" fo:line-height="150%" fo:text-align="center" style:justify-single-word="false">
        <style:tab-stops/>
      </style:paragraph-properties>
      <style:text-properties officeooo:paragraph-rsid="000b718d"/>
    </style:style>
    <style:style style:name="P5" style:family="paragraph" style:parent-style-name="Normal">
      <style:paragraph-properties fo:margin-left="0.616cm" fo:margin-right="0.501cm" fo:margin-top="0cm" fo:margin-bottom="0.284cm" style:contextual-spacing="false" fo:line-height="150%" fo:text-align="center" style:justify-single-word="false">
        <style:tab-stops/>
      </style:paragraph-properties>
      <style:text-properties officeooo:paragraph-rsid="000b718d"/>
    </style:style>
    <style:style style:name="P6" style:family="paragraph" style:parent-style-name="Normal">
      <style:paragraph-properties fo:margin-left="0cm" fo:margin-right="0.796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b718d"/>
    </style:style>
    <style:style style:name="P7" style:family="paragraph" style:parent-style-name="Normal">
      <style:paragraph-properties fo:margin-left="0.122cm" fo:margin-right="1.508cm" fo:margin-top="0cm" fo:margin-bottom="0.016cm" style:contextual-spacing="false" fo:line-height="150%" fo:text-align="center" style:justify-single-word="false">
        <style:tab-stops/>
      </style:paragraph-properties>
      <style:text-properties officeooo:paragraph-rsid="000b718d"/>
    </style:style>
    <style:style style:name="P8" style:family="paragraph" style:parent-style-name="Normal">
      <style:paragraph-properties fo:margin-left="1.21cm" fo:margin-righ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217ef7"/>
    </style:style>
    <style:style style:name="P9" style:family="paragraph" style:parent-style-name="Normal">
      <style:paragraph-properties fo:margin-left="0cm" fo:margin-right="1.399cm" fo:margin-top="0cm" fo:margin-bottom="0.318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2287cf"/>
    </style:style>
    <style:style style:name="P10" style:family="paragraph" style:parent-style-name="Normal">
      <style:paragraph-properties fo:margin-left="0.813cm" fo:margin-right="0cm" fo:margin-top="0cm" fo:margin-bottom="0cm" style:contextual-spacing="false" fo:line-height="150%" fo:text-align="start" style:justify-single-word="false" fo:text-indent="0cm" style:auto-text-indent="false">
        <style:tab-stops/>
      </style:paragraph-properties>
      <style:text-properties officeooo:paragraph-rsid="000b718d"/>
    </style:style>
    <style:style style:name="P11" style:family="paragraph" style:parent-style-name="Normal">
      <style:paragraph-properties fo:margin-right="0.205cm" fo:margin-top="0cm" fo:margin-bottom="0cm" style:contextual-spacing="false" fo:line-height="150%" fo:text-align="end" style:justify-single-word="false"/>
      <style:text-properties officeooo:paragraph-rsid="0014f8ca"/>
    </style:style>
    <style:style style:name="P12" style:family="paragraph" style:parent-style-name="Normal">
      <style:paragraph-properties fo:margin-left="0cm" fo:margin-right="0cm" fo:margin-top="0cm" fo:margin-bottom="0.231cm" style:contextual-spacing="false" fo:line-height="150%" fo:text-align="end" style:justify-single-word="false" fo:text-indent="0cm" style:auto-text-indent="false">
        <style:tab-stops>
          <style:tab-stop style:position="14.316cm" style:type="center"/>
          <style:tab-stop style:position="14.94cm" style:type="center"/>
          <style:tab-stop style:position="15.565cm" style:type="center"/>
          <style:tab-stop style:position="17.025cm" style:type="right"/>
        </style:tab-stops>
      </style:paragraph-properties>
      <style:text-properties officeooo:paragraph-rsid="0014f8ca"/>
    </style:style>
    <style:style style:name="P13" style:family="paragraph" style:parent-style-name="Table_20_Paragraph">
      <style:paragraph-properties fo:margin-left="0.189cm" fo:margin-right="0cm" fo:line-height="150%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14" style:family="paragraph" style:parent-style-name="Table_20_Paragraph">
      <style:paragraph-properties fo:margin-left="0.201cm" fo:margin-right="0cm" fo:margin-top="0.178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15" style:family="paragraph" style:parent-style-name="Table_20_Paragraph">
      <style:paragraph-properties fo:margin-left="0.201cm" fo:margin-right="0cm" fo:margin-top="0.176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16" style:family="paragraph" style:parent-style-name="Table_20_Paragraph">
      <style:paragraph-properties fo:margin-left="0.201cm" fo:margin-right="0cm" fo:margin-top="0.173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17" style:family="paragraph" style:parent-style-name="Table_20_Paragraph">
      <style:paragraph-properties fo:margin-left="0.201cm" fo:margin-right="0cm" fo:margin-top="0.175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18" style:family="paragraph" style:parent-style-name="Table_20_Paragraph">
      <style:paragraph-properties fo:margin-left="0.46cm" fo:margin-right="0cm" fo:margin-top="0.282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19" style:family="paragraph" style:parent-style-name="Table_20_Paragraph">
      <style:paragraph-properties fo:margin-left="0.515cm" fo:margin-right="0cm" fo:margin-top="0.288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20" style:family="paragraph" style:parent-style-name="Table_20_Paragraph">
      <style:paragraph-properties fo:margin-left="0.744cm" fo:margin-right="0cm" fo:line-height="150%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21" style:family="paragraph" style:parent-style-name="Table_20_Paragraph">
      <style:paragraph-properties fo:margin-left="0.011cm" fo:margin-right="0cm" fo:margin-top="0.415cm" fo:margin-bottom="0cm" style:contextual-spacing="false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22" style:family="paragraph" style:parent-style-name="Table_20_Paragraph">
      <style:paragraph-properties fo:margin-left="0.011cm" fo:margin-right="0cm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23" style:family="paragraph" style:parent-style-name="Table_20_Paragraph">
      <style:paragraph-properties fo:margin-left="0cm" fo:margin-right="0.554cm" fo:margin-top="0.415cm" fo:margin-bottom="0cm" style:contextual-spacing="false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24" style:family="paragraph" style:parent-style-name="Table_20_Paragraph">
      <style:paragraph-properties fo:margin-left="0cm" fo:margin-right="0.554cm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25" style:family="paragraph" style:parent-style-name="Table_20_Paragraph">
      <style:paragraph-properties fo:margin-left="0.515cm" fo:margin-right="0cm" fo:margin-top="0.415cm" fo:margin-bottom="0cm" style:contextual-spacing="false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26" style:family="paragraph" style:parent-style-name="Table_20_Paragraph">
      <style:paragraph-properties fo:margin-left="0.515cm" fo:margin-right="0cm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27" style:family="paragraph" style:parent-style-name="Table_20_Paragraph">
      <style:paragraph-properties fo:margin-left="0.012cm" fo:margin-right="0cm" fo:margin-top="0.415cm" fo:margin-bottom="0cm" style:contextual-spacing="false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28" style:family="paragraph" style:parent-style-name="Table_20_Paragraph">
      <style:paragraph-properties fo:margin-left="0.012cm" fo:margin-right="0cm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29" style:family="paragraph" style:parent-style-name="Table_20_Paragraph">
      <style:paragraph-properties fo:margin-left="0.018cm" fo:margin-right="0cm" fo:margin-top="0.415cm" fo:margin-bottom="0cm" style:contextual-spacing="false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30" style:family="paragraph" style:parent-style-name="Table_20_Paragraph">
      <style:paragraph-properties fo:margin-left="0.018cm" fo:margin-right="0cm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31" style:family="paragraph" style:parent-style-name="Table_20_Paragraph">
      <style:paragraph-properties fo:margin-left="0.572cm" fo:margin-right="0cm" fo:margin-top="0.415cm" fo:margin-bottom="0cm" style:contextual-spacing="false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32" style:family="paragraph" style:parent-style-name="Table_20_Paragraph">
      <style:paragraph-properties fo:margin-left="0.57cm" fo:margin-right="0cm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33" style:family="paragraph" style:parent-style-name="Table_20_Paragraph">
      <style:paragraph-properties fo:line-height="150%" fo:text-align="center" style:justify-single-word="false" fo:orphans="0" fo:widows="0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34" style:family="paragraph" style:parent-style-name="Table_20_Contents">
      <style:paragraph-properties fo:line-height="150%" fo:text-align="start" style:justify-single-word="false"/>
      <style:text-properties style:font-name="Times New Roman" fo:font-size="14pt" fo:language="ru" fo:country="RU" officeooo:rsid="000b718d" officeooo:paragraph-rsid="000b718d" style:font-name-asian="Times New Roman" style:font-size-asian="14pt" style:font-name-complex="Times New Roman"/>
    </style:style>
    <style:style style:name="P35" style:family="paragraph" style:parent-style-name="Table_20_Contents">
      <style:paragraph-properties fo:line-height="150%" fo:text-align="end" style:justify-single-word="false"/>
      <style:text-properties style:font-name="Times New Roman" fo:font-size="14pt" officeooo:rsid="000b718d" officeooo:paragraph-rsid="000b718d" style:font-name-asian="Times New Roman" style:font-size-asian="14pt" style:font-name-complex="Times New Roman"/>
    </style:style>
    <style:style style:name="P36" style:family="paragraph" style:parent-style-name="Table_20_Contents">
      <style:paragraph-properties fo:line-height="150%" fo:text-align="start" style:justify-single-word="false"/>
      <style:text-properties style:font-name="Times New Roman" fo:font-size="14pt" officeooo:rsid="000b718d" officeooo:paragraph-rsid="000b718d" style:font-name-asian="Times New Roman" style:font-size-asian="14pt" style:font-name-complex="Times New Roman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0b718d" officeooo:paragraph-rsid="000b718d" style:font-name-asian="Times New Roman" style:font-size-asian="14pt" style:font-name-complex="Times New Roman"/>
    </style:style>
    <style:style style:name="P38" style:family="paragraph" style:parent-style-name="Table_20_Contents">
      <style:paragraph-properties fo:line-height="150%" fo:text-align="start" style:justify-single-word="false"/>
      <style:text-properties style:font-name="Times New Roman" fo:font-size="14pt" style:font-name-asian="Times New Roman" style:font-size-asian="14pt" style:font-name-complex="Times New Roman" style:text-overline-style="solid" style:text-overline-width="bold" style:text-overline-color="#000000"/>
    </style:style>
    <style:style style:name="P39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officeooo:paragraph-rsid="0023bc91" style:font-size-asian="14pt" style:font-size-complex="14pt"/>
    </style:style>
    <style:style style:name="P41" style:family="paragraph" style:parent-style-name="Table_20_Paragraph">
      <style:paragraph-properties fo:margin-left="0.189cm" fo:margin-right="0cm" fo:margin-top="0.415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42" style:family="paragraph" style:parent-style-name="Table_20_Paragraph">
      <style:paragraph-properties fo:margin-left="0.189cm" fo:margin-right="0cm" fo:line-height="150%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43" style:family="paragraph" style:parent-style-name="Table_20_Paragraph">
      <style:paragraph-properties fo:margin-left="0.189cm" fo:margin-right="0.831cm" fo:margin-top="0.004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44" style:family="paragraph" style:parent-style-name="Table_20_Paragraph">
      <style:paragraph-properties fo:margin-left="0.201cm" fo:margin-right="0.423cm" fo:margin-top="0.173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45" style:family="paragraph" style:parent-style-name="Table_20_Paragraph">
      <style:paragraph-properties fo:margin-left="0.189cm" fo:margin-right="0cm" fo:line-height="150%" fo:orphans="0" fo:widows="0" fo:text-indent="0cm" style:auto-text-indent="false" style:writing-mode="lr-tb">
        <style:tab-stops/>
      </style:paragraph-properties>
      <style:text-properties style:font-name="Times New Roman" officeooo:paragraph-rsid="002e92f1"/>
    </style:style>
    <style:style style:name="P46" style:family="paragraph" style:parent-style-name="Table_20_Paragraph">
      <style:paragraph-properties fo:margin-left="0.189cm" fo:margin-right="1.311cm" fo:margin-top="0.004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 officeooo:paragraph-rsid="002e92f1"/>
    </style:style>
    <style:style style:name="P47" style:family="paragraph" style:parent-style-name="Table_20_Paragraph">
      <style:paragraph-properties fo:margin-left="0.189cm" fo:margin-right="0cm" fo:line-height="150%" fo:orphans="0" fo:widows="0" fo:text-indent="0cm" style:auto-text-indent="false" style:writing-mode="lr-tb"/>
      <style:text-properties style:font-name="Times New Roman" officeooo:paragraph-rsid="002e92f1"/>
    </style:style>
    <style:style style:name="P48" style:family="paragraph" style:parent-style-name="Table_20_Paragraph">
      <style:paragraph-properties fo:margin-left="0.189cm" fo:margin-right="0.205cm" fo:margin-top="0.004cm" fo:margin-bottom="0cm" style:contextual-spacing="false" fo:line-height="150%" fo:orphans="0" fo:widows="0" fo:text-indent="0cm" style:auto-text-indent="false" style:writing-mode="lr-tb"/>
      <style:text-properties style:font-name="Times New Roman" officeooo:paragraph-rsid="002e92f1"/>
    </style:style>
    <style:style style:name="P49" style:family="paragraph" style:parent-style-name="Table_20_Paragraph">
      <style:paragraph-properties fo:margin-left="0.478cm" fo:margin-right="0.459cm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officeooo:paragraph-rsid="002e92f1"/>
    </style:style>
    <style:style style:name="P50" style:family="paragraph" style:parent-style-name="Table_20_Paragraph">
      <style:paragraph-properties fo:margin-left="0.478cm" fo:margin-right="0.455cm" fo:line-height="150%" fo:text-align="center" style:justify-single-word="false" fo:orphans="0" fo:widows="0" fo:text-indent="0cm" style:auto-text-indent="false" style:writing-mode="lr-tb"/>
      <style:text-properties style:font-name="Times New Roman" officeooo:paragraph-rsid="002e92f1"/>
    </style:style>
    <style:style style:name="P51" style:family="paragraph" style:parent-style-name="Normal">
      <style:paragraph-properties fo:margin-left="0cm" fo:margin-right="1.399cm" fo:margin-top="0cm" fo:margin-bottom="0.318cm" style:contextual-spacing="false" fo:line-height="150%" fo:text-align="center" style:justify-single-word="false" fo:text-indent="0cm" style:auto-text-indent="false">
        <style:tab-stops/>
      </style:paragraph-properties>
      <style:text-properties style:font-name="Times New Roman" officeooo:paragraph-rsid="002287cf"/>
    </style:style>
    <style:style style:name="P52" style:family="paragraph" style:parent-style-name="Normal">
      <style:paragraph-properties fo:margin-left="0cm" fo:margin-right="0.27cm" fo:margin-top="0cm" fo:margin-bottom="0.042cm" style:contextual-spacing="false" fo:line-height="150%" fo:text-align="center" style:justify-single-word="false" fo:text-indent="0cm" style:auto-text-indent="false">
        <style:tab-stops/>
      </style:paragraph-properties>
      <style:text-properties style:font-name="Times New Roman" officeooo:paragraph-rsid="000b718d"/>
    </style:style>
    <style:style style:name="P53" style:family="paragraph" style:parent-style-name="Normal">
      <style:paragraph-properties fo:margin-left="0.122cm" fo:margin-right="1.501cm" fo:margin-top="0cm" fo:margin-bottom="0.325cm" style:contextual-spacing="false" fo:line-height="150%" fo:text-align="center" style:justify-single-word="false">
        <style:tab-stops/>
      </style:paragraph-properties>
      <style:text-properties style:font-name="Times New Roman" officeooo:paragraph-rsid="000b718d"/>
    </style:style>
    <style:style style:name="P54" style:family="paragraph" style:parent-style-name="Normal">
      <style:paragraph-properties fo:margin-left="0.122cm" fo:margin-right="1.505cm" fo:margin-top="0cm" fo:margin-bottom="0.058cm" style:contextual-spacing="false" fo:line-height="150%" fo:text-align="center" style:justify-single-word="false">
        <style:tab-stops/>
      </style:paragraph-properties>
      <style:text-properties style:font-name="Times New Roman" officeooo:paragraph-rsid="000b718d"/>
    </style:style>
    <style:style style:name="P55" style:family="paragraph" style:parent-style-name="Normal">
      <style:paragraph-properties fo:margin-left="0.122cm" fo:margin-right="1.501cm" fo:margin-top="0cm" fo:margin-bottom="0.325cm" style:contextual-spacing="false" fo:line-height="150%" fo:text-align="center" style:justify-single-word="false">
        <style:tab-stops/>
      </style:paragraph-properties>
      <style:text-properties style:font-name="Times New Roman" officeooo:paragraph-rsid="0014f8ca"/>
    </style:style>
    <style:style style:name="P56" style:family="paragraph" style:parent-style-name="Standard">
      <style:paragraph-properties fo:line-height="150%" fo:text-align="center" style:justify-single-word="false"/>
      <style:text-properties style:font-name="Times New Roman" officeooo:paragraph-rsid="002060b9"/>
    </style:style>
    <style:style style:name="P57" style:family="paragraph" style:parent-style-name="Normal">
      <style:paragraph-properties fo:margin-left="0.288cm" fo:margin-right="0.199cm" fo:margin-top="0cm" fo:margin-bottom="0.03cm" style:contextual-spacing="false" fo:line-height="150%" fo:text-align="justify" style:justify-single-word="false" fo:text-indent="1.249cm" style:auto-text-indent="false">
        <style:tab-stops/>
      </style:paragraph-properties>
      <style:text-properties style:font-name="Times New Roman" officeooo:paragraph-rsid="000b718d"/>
    </style:style>
    <style:style style:name="P58" style:family="paragraph" style:parent-style-name="Normal">
      <style:paragraph-properties fo:margin-left="0.305cm" fo:margin-right="0.199cm" fo:margin-top="0cm" fo:margin-bottom="0.351cm" style:contextual-spacing="false" fo:line-height="150%" fo:text-align="justify" style:justify-single-word="false">
        <style:tab-stops/>
      </style:paragraph-properties>
      <style:text-properties style:font-name="Times New Roman" officeooo:paragraph-rsid="002287cf"/>
    </style:style>
    <style:style style:name="P59" style:family="paragraph" style:parent-style-name="Normal">
      <style:paragraph-properties fo:margin-left="0.288cm" fo:margin-right="0.199cm" fo:margin-top="0cm" fo:margin-bottom="0.03cm" style:contextual-spacing="false" fo:line-height="150%" fo:text-align="justify" style:justify-single-word="false" fo:text-indent="1.249cm" style:auto-text-indent="false"/>
      <style:text-properties style:font-name="Times New Roman" officeooo:paragraph-rsid="000b718d"/>
    </style:style>
    <style:style style:name="P60" style:family="paragraph" style:parent-style-name="Normal">
      <style:paragraph-properties fo:margin-left="0cm" fo:margin-right="0.199cm" fo:margin-top="0cm" fo:margin-bottom="0.03cm" style:contextual-spacing="false" fo:line-height="150%" fo:text-align="justify" style:justify-single-word="false" fo:text-indent="1.249cm" style:auto-text-indent="false"/>
      <style:text-properties style:font-name="Times New Roman" officeooo:paragraph-rsid="000b718d"/>
    </style:style>
    <style:style style:name="P61" style:family="paragraph" style:parent-style-name="Normal">
      <style:paragraph-properties fo:margin-left="0.288cm" fo:margin-right="0.199cm" fo:margin-top="0cm" fo:margin-bottom="0.03cm" style:contextual-spacing="false" fo:line-height="150%" fo:text-align="justify" style:justify-single-word="false" fo:text-indent="1.249cm" style:auto-text-indent="false"/>
      <style:text-properties style:font-name="Times New Roman" officeooo:paragraph-rsid="0017827f"/>
    </style:style>
    <style:style style:name="P62" style:family="paragraph" style:parent-style-name="Normal">
      <style:paragraph-properties fo:margin-top="0cm" fo:margin-bottom="0.351cm" style:contextual-spacing="false" fo:line-height="150%" fo:text-align="justify" style:justify-single-word="false"/>
      <style:text-properties style:font-name="Times New Roman" officeooo:paragraph-rsid="002287cf"/>
    </style:style>
    <style:style style:name="P63" style:family="paragraph" style:parent-style-name="Normal">
      <style:paragraph-properties fo:margin-left="0.813cm" fo:margin-right="0cm" fo:margin-top="0cm" fo:margin-bottom="0.171cm" style:contextual-spacing="false" fo:line-height="150%" fo:text-align="start" style:justify-single-word="false" fo:text-indent="0cm" style:auto-text-indent="false">
        <style:tab-stops/>
      </style:paragraph-properties>
      <style:text-properties style:font-name="Times New Roman" officeooo:paragraph-rsid="000b718d"/>
    </style:style>
    <style:style style:name="P64" style:family="paragraph" style:parent-style-name="Standard">
      <style:paragraph-properties fo:margin-top="0cm" fo:margin-bottom="0cm" style:contextual-spacing="false" fo:line-height="150%" fo:text-align="start" style:justify-single-word="false" fo:text-indent="0cm" style:auto-text-indent="false"/>
      <style:text-properties style:font-name="Times New Roman"/>
    </style:style>
    <style:style style:name="P65" style:family="paragraph" style:parent-style-name="Normal">
      <style:paragraph-properties fo:margin-right="0.205cm" fo:margin-top="0cm" fo:margin-bottom="0cm" style:contextual-spacing="false" fo:line-height="150%" fo:text-align="end" style:justify-single-word="false"/>
      <style:text-properties style:font-name="Times New Roman" officeooo:paragraph-rsid="0014f8ca"/>
    </style:style>
    <style:style style:name="P66" style:family="paragraph" style:parent-style-name="Normal">
      <style:paragraph-properties fo:margin-left="0cm" fo:margin-right="0.199cm" fo:margin-top="0cm" fo:margin-bottom="0cm" style:contextual-spacing="false" fo:line-height="150%" fo:text-indent="1.499cm" style:auto-text-indent="false">
        <style:tab-stops/>
      </style:paragraph-properties>
      <style:text-properties style:font-name="Times New Roman" officeooo:paragraph-rsid="000b718d"/>
    </style:style>
    <style:style style:name="P67" style:family="paragraph" style:parent-style-name="Normal">
      <style:paragraph-properties fo:margin-left="0.288cm" fo:margin-right="0.199cm" fo:margin-top="0cm" fo:margin-bottom="0.025cm" style:contextual-spacing="false" fo:line-height="150%" fo:text-indent="1.249cm" style:auto-text-indent="false">
        <style:tab-stops/>
      </style:paragraph-properties>
      <style:text-properties style:font-name="Times New Roman" officeooo:paragraph-rsid="000b718d"/>
    </style:style>
    <style:style style:name="P68" style:family="paragraph" style:parent-style-name="Normal">
      <style:paragraph-properties fo:margin-left="0.288cm" fo:margin-right="0.199cm" fo:margin-top="0cm" fo:margin-bottom="0.03cm" style:contextual-spacing="false" fo:line-height="150%" fo:text-indent="1.249cm" style:auto-text-indent="false"/>
      <style:text-properties style:font-name="Times New Roman" officeooo:paragraph-rsid="000b718d"/>
    </style:style>
    <style:style style:name="P69" style:family="paragraph" style:parent-style-name="Standard">
      <style:paragraph-properties fo:line-height="150%"/>
      <style:text-properties style:font-name="Times New Roman"/>
    </style:style>
    <style:style style:name="P70" style:family="paragraph" style:parent-style-name="Table_20_Contents">
      <style:paragraph-properties fo:line-height="150%" fo:text-align="start" style:justify-single-word="false"/>
      <style:text-properties style:font-name="Times New Roman" fo:font-size="8pt" style:font-name-asian="Times New Roman" style:font-size-asian="7pt" style:font-name-complex="Times New Roman" style:font-size-complex="8pt" style:text-overline-style="solid" style:text-overline-width="bold" style:text-overline-color="#000000"/>
    </style:style>
    <style:style style:name="P71" style:family="paragraph" style:parent-style-name="Table_20_Contents">
      <style:paragraph-properties fo:line-height="150%" fo:text-align="start" style:justify-single-word="false"/>
      <style:text-properties style:font-name="Times New Roman" fo:font-size="8pt" officeooo:rsid="000f136f" officeooo:paragraph-rsid="000f136f" style:font-name-asian="Times New Roman" style:font-size-asian="7pt" style:font-name-complex="Times New Roman" style:font-size-complex="8pt" style:text-overline-style="solid" style:text-overline-width="bold" style:text-overline-color="#000000"/>
    </style:style>
    <style:style style:name="P72" style:family="paragraph" style:parent-style-name="Standard">
      <style:paragraph-properties fo:margin-left="0.3cm" fo:margin-right="0cm" fo:margin-top="0cm" fo:margin-bottom="0.374cm" style:contextual-spacing="false" fo:line-height="150%" fo:text-align="justify" style:justify-single-word="false" fo:text-indent="0cm" style:auto-text-indent="false"/>
      <style:text-properties style:font-name="Times New Roman" fo:font-weight="normal" officeooo:rsid="0022d2e1" officeooo:paragraph-rsid="0022d2e1" style:font-weight-asian="normal" style:font-weight-complex="normal"/>
    </style:style>
    <style:style style:name="P73" style:family="paragraph" style:parent-style-name="Normal">
      <style:paragraph-properties fo:margin-top="0cm" fo:margin-bottom="0.351cm" style:contextual-spacing="false" fo:line-height="150%" fo:text-align="justify" style:justify-single-word="false" fo:text-indent="0cm" style:auto-text-indent="false"/>
      <style:text-properties style:font-name="Times New Roman" fo:language="ru" fo:country="RU" officeooo:rsid="0029dd71" officeooo:paragraph-rsid="002853f2"/>
    </style:style>
    <style:style style:name="P74" style:family="paragraph" style:parent-style-name="Standard">
      <style:paragraph-properties fo:margin-left="0.3cm" fo:margin-right="0cm" fo:margin-top="0cm" fo:margin-bottom="0.273cm" style:contextual-spacing="false" fo:line-height="150%" fo:text-align="justify" style:justify-single-word="false" fo:text-indent="0cm" style:auto-text-indent="false"/>
      <style:text-properties style:font-name="Times New Roman" fo:language="en" fo:country="US" fo:font-weight="normal" officeooo:rsid="002d36db" officeooo:paragraph-rsid="002d36db" style:font-weight-asian="normal" style:font-weight-complex="normal"/>
    </style:style>
    <style:style style:name="P75" style:family="paragraph" style:parent-style-name="Normal">
      <style:paragraph-properties fo:margin-top="0cm" fo:margin-bottom="0.351cm" style:contextual-spacing="false" fo:line-height="150%" fo:text-align="justify" style:justify-single-word="false" fo:text-indent="0cm" style:auto-text-indent="false"/>
      <style:text-properties style:font-name="Times New Roman" officeooo:rsid="002287cf" officeooo:paragraph-rsid="002853f2"/>
    </style:style>
    <style:style style:name="P76" style:family="paragraph" style:parent-style-name="Standard">
      <style:paragraph-properties fo:line-height="150%" fo:text-align="center" style:justify-single-word="false" fo:break-before="page"/>
      <style:text-properties style:font-name="Times New Roman" fo:font-size="16pt" fo:font-weight="bold" officeooo:paragraph-rsid="002060b9" style:font-size-asian="14pt" style:font-weight-asian="bold" style:font-size-complex="16pt" style:font-weight-complex="bold"/>
    </style:style>
    <style:style style:name="P77" style:family="paragraph" style:parent-style-name="Normal">
      <loext:graphic-properties draw:fill="none"/>
      <style:paragraph-properties fo:margin-left="0.801cm" fo:margin-right="0cm" fo:margin-top="0cm" fo:margin-bottom="0.018cm" style:contextual-spacing="false" fo:line-height="100%" fo:text-align="justify" style:justify-single-word="false" fo:hyphenation-ladder-count="no-limit" fo:text-indent="0cm" style:auto-text-indent="false" fo:background-color="transparent">
        <style:tab-stops>
          <style:tab-stop style:position="7.031cm" style:type="center"/>
          <style:tab-stop style:position="14.053cm" style:type="center"/>
          <style:tab-stop style:position="15.304cm" style:type="center"/>
          <style:tab-stop style:position="16.552cm" style:type="center"/>
        </style:tab-stops>
      </style:paragraph-properties>
      <style:text-properties officeooo:paragraph-rsid="0038456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8" style:family="paragraph" style:parent-style-name="Normal">
      <style:paragraph-properties fo:margin-left="0.804cm" fo:margin-right="0.258cm" fo:margin-top="0cm" fo:margin-bottom="0.018cm" style:contextual-spacing="false" fo:line-height="100%" fo:text-align="justify" style:justify-single-word="false">
        <style:tab-stops/>
      </style:paragraph-properties>
      <style:text-properties officeooo:paragraph-rsid="00384561"/>
    </style:style>
    <style:style style:name="P79" style:family="paragraph" style:parent-style-name="Normal">
      <style:paragraph-properties fo:margin-left="0.804cm" fo:margin-right="0.258cm" fo:margin-top="0cm" fo:margin-bottom="0.083cm" style:contextual-spacing="false" fo:line-height="100%" fo:text-align="justify" style:justify-single-word="false">
        <style:tab-stops/>
      </style:paragraph-properties>
      <style:text-properties officeooo:paragraph-rsid="00384561"/>
    </style:style>
    <style:style style:name="P80" style:family="paragraph" style:parent-style-name="Normal">
      <style:paragraph-properties fo:margin-left="0.804cm" fo:margin-right="4.039cm" fo:margin-top="0cm" fo:margin-bottom="0.018cm" style:contextual-spacing="false" fo:line-height="100%" fo:text-align="justify" style:justify-single-word="false">
        <style:tab-stops/>
      </style:paragraph-properties>
      <style:text-properties officeooo:paragraph-rsid="00384561"/>
    </style:style>
    <style:style style:name="P81" style:family="paragraph" style:parent-style-name="Normal">
      <style:paragraph-properties fo:margin-left="0.813cm" fo:margin-right="0cm" fo:margin-top="0cm" fo:margin-bottom="0.004cm" style:contextual-spacing="false" fo:line-height="100%" fo:text-align="justify" style:justify-single-word="false" fo:text-indent="0cm" style:auto-text-indent="false">
        <style:tab-stops/>
      </style:paragraph-properties>
      <style:text-properties officeooo:paragraph-rsid="00384561"/>
    </style:style>
    <style:style style:name="P82" style:family="paragraph" style:parent-style-name="Normal">
      <style:paragraph-properties fo:margin-left="0.314cm" fo:margin-right="0.258cm" fo:margin-top="0cm" fo:margin-bottom="0.018cm" style:contextual-spacing="false" fo:line-height="100%" fo:text-align="justify" style:justify-single-word="false" fo:text-indent="0.499cm" style:auto-text-indent="false">
        <style:tab-stops/>
      </style:paragraph-properties>
      <style:text-properties officeooo:paragraph-rsid="00384561"/>
    </style:style>
    <style:style style:name="P83" style:family="paragraph" style:parent-style-name="Normal">
      <style:paragraph-properties fo:margin-left="0.616cm" fo:margin-right="0.501cm" fo:margin-top="0cm" fo:margin-bottom="0.284cm" style:contextual-spacing="false" fo:line-height="100%" fo:text-align="center" style:justify-single-word="false">
        <style:tab-stops/>
      </style:paragraph-properties>
      <style:text-properties officeooo:paragraph-rsid="00384561"/>
    </style:style>
    <style:style style:name="P84" style:family="paragraph" style:parent-style-name="Normal" style:master-page-name="">
      <style:paragraph-properties fo:margin-left="0.616cm" fo:margin-right="0.501cm" fo:margin-top="0cm" fo:margin-bottom="0.284cm" style:contextual-spacing="false" fo:line-height="100%" fo:text-align="center" style:justify-single-word="false" style:page-number="auto" fo:break-before="page">
        <style:tab-stops/>
      </style:paragraph-properties>
      <style:text-properties officeooo:paragraph-rsid="00384561"/>
    </style:style>
    <style:style style:name="P85" style:family="paragraph" style:parent-style-name="Normal">
      <style:paragraph-properties fo:margin-left="0.616cm" fo:margin-right="0.575cm" fo:margin-top="0cm" fo:margin-bottom="0.004cm" style:contextual-spacing="false" fo:line-height="100%" fo:text-align="center" style:justify-single-word="false">
        <style:tab-stops/>
      </style:paragraph-properties>
      <style:text-properties officeooo:paragraph-rsid="00384561"/>
    </style:style>
    <style:style style:name="P86" style:family="paragraph" style:parent-style-name="Normal">
      <style:paragraph-properties fo:margin-left="0.616cm" fo:margin-right="0.496cm" fo:margin-top="0cm" fo:margin-bottom="0.203cm" style:contextual-spacing="false" fo:line-height="100%" fo:text-align="center" style:justify-single-word="false">
        <style:tab-stops/>
      </style:paragraph-properties>
      <style:text-properties officeooo:paragraph-rsid="00384561"/>
    </style:style>
    <style:style style:name="P87" style:family="paragraph" style:parent-style-name="Normal">
      <style:paragraph-properties fo:margin-left="0.702cm" fo:margin-right="0cm" fo:margin-top="0cm" fo:margin-bottom="0.06cm" style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384561"/>
    </style:style>
    <style:style style:name="P88" style:family="paragraph" style:parent-style-name="Normal">
      <style:paragraph-properties fo:margin-left="2.985cm" fo:margin-right="0.258cm" fo:margin-top="0cm" fo:margin-bottom="0.15cm" style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384561"/>
    </style:style>
    <style:style style:name="P89" style:family="paragraph" style:parent-style-name="Normal">
      <style:paragraph-properties fo:margin-left="0.601cm" fo:margin-right="0cm" fo:margin-top="0cm" fo:margin-bottom="0.376cm" style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384561"/>
    </style:style>
    <style:style style:name="P90" style:family="paragraph" style:parent-style-name="Normal">
      <style:paragraph-properties fo:margin-left="0.617cm" fo:margin-right="0.004cm" fo:margin-top="0cm" fo:margin-bottom="0.021cm" style:contextual-spacing="false" fo:line-height="100%" fo:text-align="center" style:justify-single-word="false">
        <style:tab-stops/>
      </style:paragraph-properties>
      <style:text-properties officeooo:paragraph-rsid="00384561"/>
    </style:style>
    <style:style style:name="P91" style:family="paragraph" style:parent-style-name="Normal">
      <style:paragraph-properties fo:margin-left="1.614cm" fo:margin-right="0.258cm" fo:margin-top="0cm" fo:margin-bottom="0.018cm" style:contextual-spacing="false" fo:line-height="100%" fo:text-align="start" style:justify-single-word="false">
        <style:tab-stops/>
      </style:paragraph-properties>
      <style:text-properties officeooo:paragraph-rsid="00384561"/>
    </style:style>
    <style:style style:name="P92" style:family="paragraph" style:parent-style-name="Normal">
      <style:paragraph-properties fo:margin-left="0.804cm" fo:margin-right="0cm" fo:margin-top="0cm" fo:margin-bottom="0.026cm" style:contextual-spacing="false" fo:line-height="100%" fo:text-align="start" style:justify-single-word="false">
        <style:tab-stops/>
      </style:paragraph-properties>
      <style:text-properties officeooo:paragraph-rsid="00384561"/>
    </style:style>
    <style:style style:name="P93" style:family="paragraph" style:parent-style-name="Normal">
      <style:paragraph-properties fo:margin-left="0.804cm" fo:margin-right="0.258cm" fo:margin-top="0cm" fo:margin-bottom="0.018cm" style:contextual-spacing="false" fo:line-height="100%" fo:text-align="start" style:justify-single-word="false">
        <style:tab-stops/>
      </style:paragraph-properties>
      <style:text-properties officeooo:paragraph-rsid="00384561"/>
    </style:style>
    <style:style style:name="P94" style:family="paragraph" style:parent-style-name="Normal">
      <style:paragraph-properties fo:margin-left="0.804cm" fo:margin-right="0cm" fo:margin-top="0cm" fo:margin-bottom="0.026cm" style:contextual-spacing="false" fo:line-height="100%" fo:text-align="start" style:justify-single-word="false" fo:text-indent="0cm" style:auto-text-indent="false"/>
      <style:text-properties officeooo:paragraph-rsid="00384561"/>
    </style:style>
    <style:style style:name="P95" style:family="paragraph" style:parent-style-name="Normal">
      <style:paragraph-properties fo:margin-left="0cm" fo:margin-right="0cm" fo:margin-top="0cm" fo:margin-bottom="0.018cm" style:contextual-spacing="false" fo:line-height="100%" fo:text-align="end" style:justify-single-word="false" fo:text-indent="0cm" style:auto-text-indent="false">
        <style:tab-stops>
          <style:tab-stop style:position="0.496cm" style:type="center"/>
          <style:tab-stop style:position="5.805cm" style:type="center"/>
          <style:tab-stop style:position="13.921cm" style:type="center"/>
        </style:tab-stops>
      </style:paragraph-properties>
      <style:text-properties officeooo:paragraph-rsid="00384561"/>
    </style:style>
    <style:style style:name="P96" style:family="paragraph" style:parent-style-name="Normal" style:master-page-name="">
      <loext:graphic-properties draw:fill="none"/>
      <style:paragraph-properties fo:margin-left="0cm" fo:margin-right="-0.101cm" fo:margin-top="0cm" fo:margin-bottom="0.053cm" style:contextual-spacing="false" fo:line-height="100%" fo:text-align="end" style:justify-single-word="false" fo:hyphenation-ladder-count="no-limit" fo:text-indent="0cm" style:auto-text-indent="false" style:page-number="auto" fo:background-color="transparent">
        <style:tab-stops/>
      </style:paragraph-properties>
      <style:text-properties officeooo:paragraph-rsid="0038456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7" style:family="paragraph" style:parent-style-name="Normal">
      <style:paragraph-properties fo:margin-right="0.713cm" fo:margin-top="0cm" fo:margin-bottom="0.053cm" style:contextual-spacing="false" fo:line-height="100%" fo:text-align="end" style:justify-single-word="false"/>
      <style:text-properties officeooo:paragraph-rsid="00384561"/>
    </style:style>
    <style:style style:name="P98" style:family="paragraph" style:parent-style-name="TOC_20_1">
      <style:paragraph-properties>
        <style:tab-stops>
          <style:tab-stop style:position="16.667cm" style:type="right" style:leader-style="dotted" style:leader-text="."/>
        </style:tab-stops>
      </style:paragraph-properties>
      <style:text-properties officeooo:paragraph-rsid="003c62b6"/>
    </style:style>
    <style:style style:name="P99" style:family="paragraph" style:parent-style-name="TOC_20_1">
      <style:paragraph-properties fo:text-indent="0cm" style:auto-text-indent="false">
        <style:tab-stops>
          <style:tab-stop style:position="16.667cm" style:type="right" style:leader-style="dotted" style:leader-text="."/>
        </style:tab-stops>
      </style:paragraph-properties>
      <style:text-properties officeooo:paragraph-rsid="003c62b6"/>
    </style:style>
    <style:style style:name="P100" style:family="paragraph" style:parent-style-name="TOC_20_2">
      <style:paragraph-properties>
        <style:tab-stops>
          <style:tab-stop style:position="15.669cm" style:type="right" style:leader-style="dotted" style:leader-text="."/>
        </style:tab-stops>
      </style:paragraph-properties>
      <style:text-properties officeooo:paragraph-rsid="003c62b6"/>
    </style:style>
    <style:style style:name="P101" style:family="paragraph" style:parent-style-name="Table_20_Paragraph">
      <style:paragraph-properties fo:margin-left="0.542cm" fo:margin-right="0cm" fo:line-height="150%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102" style:family="paragraph" style:parent-style-name="Table_20_Paragraph">
      <style:paragraph-properties fo:margin-left="0.189cm" fo:margin-right="0cm" fo:line-height="150%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103" style:family="paragraph" style:parent-style-name="Table_20_Paragraph">
      <style:paragraph-properties fo:margin-left="0.189cm" fo:margin-right="0.991cm" fo:line-height="150%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104" style:family="paragraph" style:parent-style-name="Table_20_Paragraph">
      <style:paragraph-properties fo:margin-left="0.27cm" fo:margin-right="0cm" fo:margin-top="0.409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105" style:family="paragraph" style:parent-style-name="Table_20_Paragraph">
      <style:paragraph-properties fo:margin-left="0.189cm" fo:margin-right="0cm" fo:line-height="150%" fo:orphans="0" fo:widows="0" fo:text-indent="0cm" style:auto-text-indent="false" style:writing-mode="lr-tb">
        <style:tab-stops/>
      </style:paragraph-properties>
      <style:text-properties style:font-name="Times New Roman" officeooo:paragraph-rsid="002e92f1"/>
    </style:style>
    <style:style style:name="P106" style:family="paragraph" style:parent-style-name="Table_20_Paragraph">
      <style:paragraph-properties fo:margin-left="0.189cm" fo:margin-right="0cm" fo:line-height="150%" fo:orphans="0" fo:widows="0" fo:text-indent="0cm" style:auto-text-indent="false" style:writing-mode="lr-tb"/>
      <style:text-properties style:font-name="Times New Roman" officeooo:paragraph-rsid="002e92f1"/>
    </style:style>
    <style:style style:name="P107" style:family="paragraph" style:parent-style-name="Table_20_Paragraph">
      <style:paragraph-properties fo:margin-left="0cm" fo:margin-right="0cm" fo:margin-top="0.005cm" fo:margin-bottom="0cm" style:contextual-spacing="false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108" style:family="paragraph" style:parent-style-name="Table_20_Paragraph">
      <style:paragraph-properties fo:margin-left="0cm" fo:margin-right="0cm" fo:margin-top="0.011cm" fo:margin-bottom="0cm" style:contextual-spacing="false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109" style:family="paragraph" style:parent-style-name="Table_20_Paragraph">
      <style:paragraph-properties fo:margin-left="0cm" fo:margin-right="0cm" fo:margin-top="0.005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110" style:family="paragraph" style:parent-style-name="Table_20_Paragraph">
      <style:paragraph-properties fo:margin-left="0cm" fo:margin-right="0cm" fo:margin-top="0.011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111" style:family="paragraph" style:parent-style-name="Heading_20_1" style:list-style-name="L3" style:master-page-name="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keep-together="always" fo:hyphenation-ladder-count="no-limit" fo:text-indent="0cm" style:auto-text-indent="false" style:page-number="auto" fo:break-before="page" fo:background-color="transparent" fo:keep-with-next="always">
        <style:tab-stops/>
      </style:paragraph-properties>
      <style:text-properties style:font-name="Times New Roman" fo:font-weight="normal" officeooo:paragraph-rsid="000d637c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2" style:family="paragraph" style:parent-style-name="Heading_20_1" style:list-style-name="L3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font-weight="normal" officeooo:rsid="0022d2e1" officeooo:paragraph-rsid="0022d2e1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3" style:family="paragraph" style:parent-style-name="Heading_20_1" style:list-style-name="L3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hyphenation-ladder-count="no-limit" fo:text-indent="0cm" style:auto-text-indent="false" fo:break-before="page" fo:background-color="transparent">
        <style:tab-stops/>
      </style:paragraph-properties>
      <style:text-properties style:font-name="Times New Roman" fo:font-weight="normal" officeooo:rsid="0022d2e1" officeooo:paragraph-rsid="0022d2e1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4" style:family="paragraph" style:parent-style-name="Heading_20_1" style:list-style-name="L3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hyphenation-ladder-count="no-limit" fo:text-indent="0cm" style:auto-text-indent="false" fo:break-before="page" fo:background-color="transparent">
        <style:tab-stops/>
      </style:paragraph-properties>
      <style:text-properties style:font-name="Times New Roman" fo:font-weight="normal" officeooo:rsid="0022d2e1" officeooo:paragraph-rsid="002d36db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5" style:family="paragraph" style:parent-style-name="Heading_20_1" style:list-style-name="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keep-together="always" fo:hyphenation-ladder-count="no-limit" fo:text-indent="0cm" style:auto-text-indent="false" fo:background-color="transparent">
        <style:tab-stops/>
      </style:paragraph-properties>
      <style:text-properties style:font-name="Times New Roman" fo:font-weight="normal" officeooo:rsid="0022d2e1" officeooo:paragraph-rsid="0022d2e1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6" style:family="paragraph" style:parent-style-name="Heading_20_1" style:list-style-name="">
      <style:paragraph-properties fo:margin-left="0.3cm" fo:margin-right="0cm" fo:margin-top="0cm" fo:margin-bottom="0.374cm" style:contextual-spacing="false" fo:line-height="150%" fo:text-align="justify" style:justify-single-word="false" fo:text-indent="0cm" style:auto-text-indent="false"/>
      <style:text-properties style:font-name="Times New Roman" fo:font-weight="normal" officeooo:rsid="0022d2e1" officeooo:paragraph-rsid="0022d2e1" style:font-weight-asian="normal" style:font-weight-complex="normal"/>
    </style:style>
    <style:style style:name="P117" style:family="paragraph" style:parent-style-name="Heading_20_1" style:list-style-name="L3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font-weight="normal" officeooo:rsid="003eb98c" officeooo:paragraph-rsid="003eb98c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8" style:family="paragraph" style:parent-style-name="Heading_20_1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font-weight="normal" officeooo:rsid="003eb98c" officeooo:paragraph-rsid="003eb98c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9" style:family="paragraph" style:parent-style-name="Heading_20_1" style:master-page-name="">
      <loext:graphic-properties draw:fill="none"/>
      <style:paragraph-properties fo:margin-left="0.4cm" fo:margin-right="0cm" fo:margin-top="0cm" fo:margin-bottom="0.374cm" style:contextual-spacing="false" fo:line-height="150%" fo:text-align="justify" style:justify-single-word="false" fo:keep-together="always" fo:hyphenation-ladder-count="no-limit" fo:text-indent="0cm" style:auto-text-indent="false" style:page-number="auto" fo:background-color="transparent" fo:keep-with-next="always">
        <style:tab-stops/>
      </style:paragraph-properties>
      <style:text-properties style:font-name="Times New Roman" fo:font-size="14pt" fo:font-weight="normal" officeooo:rsid="002384b3" officeooo:paragraph-rsid="002384b3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0" style:family="paragraph" style:parent-style-name="Heading_20_1">
      <loext:graphic-properties draw:fill="none"/>
      <style:paragraph-properties fo:margin-left="0.4cm" fo:margin-right="0cm" fo:margin-top="0cm" fo:margin-bottom="0.374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font-size="14pt" fo:font-weight="normal" officeooo:rsid="002384b3" officeooo:paragraph-rsid="0024d1cd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1" style:family="paragraph" style:parent-style-name="Heading_20_1">
      <style:paragraph-properties fo:margin-left="0.3cm" fo:margin-right="0cm" fo:margin-top="0cm" fo:margin-bottom="0.374cm" style:contextual-spacing="false" fo:line-height="150%" fo:text-align="justify" style:justify-single-word="false" fo:text-indent="0cm" style:auto-text-indent="false"/>
      <style:text-properties style:font-name="Times New Roman" officeooo:paragraph-rsid="003194d3"/>
    </style:style>
    <style:style style:name="P122" style:family="paragraph" style:parent-style-name="Heading_20_1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officeooo:paragraph-rsid="003194d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3" style:family="paragraph" style:parent-style-name="Heading_20_1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officeooo:paragraph-rsid="0022d2e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4" style:family="paragraph" style:parent-style-name="Heading_20_1" style:list-style-name="">
      <style:paragraph-properties fo:margin-left="0.3cm" fo:margin-right="0cm" fo:margin-top="0cm" fo:margin-bottom="0.374cm" style:contextual-spacing="false" fo:line-height="150%" fo:text-align="justify" style:justify-single-word="false" fo:text-indent="0cm" style:auto-text-indent="false"/>
      <style:text-properties style:font-name="Times New Roman" fo:language="ru" fo:country="RU" fo:font-weight="normal" officeooo:rsid="002e92f1" officeooo:paragraph-rsid="002e92f1" style:font-weight-asian="normal" style:font-weight-complex="normal"/>
    </style:style>
    <style:style style:name="P125" style:family="paragraph" style:parent-style-name="Heading_20_1" style:list-style-name="">
      <style:paragraph-properties fo:margin-left="0.3cm" fo:margin-right="0cm" fo:margin-top="0cm" fo:margin-bottom="0.273cm" style:contextual-spacing="false" fo:line-height="150%" fo:text-align="justify" style:justify-single-word="false" fo:text-indent="0cm" style:auto-text-indent="false"/>
      <style:text-properties style:font-name="Times New Roman" fo:language="en" fo:country="US" fo:font-weight="normal" officeooo:rsid="002d36db" officeooo:paragraph-rsid="002d36db" style:font-weight-asian="normal" style:font-weight-complex="normal"/>
    </style:style>
    <style:style style:name="P126" style:family="paragraph" style:parent-style-name="Heading_20_3">
      <style:paragraph-properties fo:margin-left="0.111cm" fo:margin-right="0.002cm" fo:line-height="150%" fo:break-before="page">
        <style:tab-stops/>
      </style:paragraph-properties>
      <style:text-properties style:font-name="Times New Roman" fo:font-weight="bold" officeooo:paragraph-rsid="000b718d" style:font-weight-asian="bold" style:font-weight-complex="bold"/>
    </style:style>
    <style:style style:name="P127" style:family="paragraph" style:parent-style-name="Normal" style:master-page-name="MPF0">
      <style:paragraph-properties fo:margin-left="0.616cm" fo:margin-right="0.506cm" fo:margin-top="0cm" fo:margin-bottom="0.284cm" style:contextual-spacing="false" fo:line-height="150%" fo:text-align="center" style:justify-single-word="false" style:page-number="auto" fo:break-before="page">
        <style:tab-stops/>
      </style:paragraph-properties>
      <style:text-properties officeooo:paragraph-rsid="000b718d"/>
    </style:style>
    <style:style style:name="P128" style:family="paragraph" style:parent-style-name="Normal" style:list-style-name="L1">
      <style:paragraph-properties fo:margin-right="0.258cm" fo:margin-top="0cm" fo:margin-bottom="0.018cm" style:contextual-spacing="false" fo:line-height="100%" fo:text-align="start" style:justify-single-word="false" fo:text-indent="-0.318cm" style:auto-text-indent="false"/>
      <style:text-properties officeooo:paragraph-rsid="00384561"/>
    </style:style>
    <style:style style:name="P129" style:family="paragraph" style:parent-style-name="Normal" style:list-style-name="L1">
      <style:paragraph-properties fo:margin-right="0.258cm" fo:margin-top="0cm" fo:margin-bottom="0.018cm" style:contextual-spacing="false" fo:line-height="100%" fo:text-align="start" style:justify-single-word="false" fo:text-indent="-1.104cm" style:auto-text-indent="false"/>
      <style:text-properties officeooo:paragraph-rsid="00384561"/>
    </style:style>
    <style:style style:name="P130" style:family="paragraph" style:parent-style-name="Normal" style:list-style-name="L2">
      <style:paragraph-properties fo:margin-top="0cm" fo:margin-bottom="0.351cm" style:contextual-spacing="false" fo:line-height="150%" fo:text-align="justify" style:justify-single-word="false">
        <style:tab-stops/>
      </style:paragraph-properties>
      <style:text-properties style:font-name="Times New Roman" officeooo:paragraph-rsid="002287cf"/>
    </style:style>
    <style:style style:name="P131" style:family="paragraph" style:parent-style-name="Normal" style:list-style-name="L2">
      <style:paragraph-properties fo:margin-top="0cm" fo:margin-bottom="0.351cm" style:contextual-spacing="false" fo:line-height="150%" fo:text-align="justify" style:justify-single-word="false"/>
      <style:text-properties style:font-name="Times New Roman" officeooo:paragraph-rsid="002287cf"/>
    </style:style>
    <style:style style:name="P132" style:family="paragraph" style:parent-style-name="Normal" style:list-style-name="L2">
      <style:paragraph-properties fo:margin-top="0cm" fo:margin-bottom="0.351cm" style:contextual-spacing="false" fo:line-height="150%" fo:text-align="justify" style:justify-single-word="false"/>
      <style:text-properties style:font-name="Times New Roman" officeooo:paragraph-rsid="0023bc91"/>
    </style:style>
    <style:style style:name="P133" style:family="paragraph" style:parent-style-name="Normal" style:list-style-name="L2">
      <style:paragraph-properties fo:margin-top="0cm" fo:margin-bottom="0.351cm" style:contextual-spacing="false" fo:line-height="150%" fo:text-align="justify" style:justify-single-word="false"/>
      <style:text-properties style:font-name="Times New Roman" officeooo:rsid="002287cf" officeooo:paragraph-rsid="002287cf"/>
    </style:style>
    <style:style style:name="P134" style:family="paragraph" style:parent-style-name="Normal" style:list-style-name="L2">
      <style:paragraph-properties fo:margin-top="0cm" fo:margin-bottom="0.351cm" style:contextual-spacing="false" fo:line-height="150%" fo:text-align="justify" style:justify-single-word="false"/>
      <style:text-properties style:font-name="Times New Roman" officeooo:rsid="002853f2" officeooo:paragraph-rsid="002853f2"/>
    </style:style>
    <style:style style:name="P135" style:family="paragraph" style:parent-style-name="Normal" style:list-style-name="L2">
      <style:paragraph-properties fo:margin-top="0cm" fo:margin-bottom="0.351cm" style:contextual-spacing="false" fo:line-height="150%" fo:text-align="justify" style:justify-single-word="false"/>
      <style:text-properties style:font-name="Times New Roman" officeooo:rsid="003eb98c" officeooo:paragraph-rsid="003eb98c"/>
    </style:style>
    <style:style style:name="P136" style:family="paragraph" style:parent-style-name="Standard" style:list-style-name="L2" style:master-page-name="">
      <loext:graphic-properties draw:fill="none"/>
      <style:paragraph-properties fo:margin-left="1.3cm" fo:margin-right="0cm" fo:line-height="150%" fo:text-align="justify" style:justify-single-word="false" fo:text-indent="1.199cm" style:auto-text-indent="false" style:page-number="auto" fo:background-color="transparent" style:writing-mode="lr-tb"/>
      <style:text-properties style:font-name="Times New Roman" fo:font-size="14pt" officeooo:paragraph-rsid="0023bc91" style:font-size-asian="14pt" style:font-size-complex="14pt"/>
    </style:style>
    <style:style style:name="P137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officeooo:paragraph-rsid="0023bc91" style:font-size-asian="14pt" style:font-size-complex="14pt"/>
    </style:style>
    <style:style style:name="P138" style:family="paragraph" style:parent-style-name="Standard" style:list-style-name="L4">
      <style:paragraph-properties fo:line-height="150%" fo:text-align="justify" style:justify-single-word="false" style:writing-mode="lr-tb"/>
      <style:text-properties style:font-name="Times New Roman" fo:font-size="14pt" officeooo:rsid="003eb98c" officeooo:paragraph-rsid="003eb98c" style:font-size-asian="14pt" style:font-size-complex="14pt"/>
    </style:style>
    <style:style style:name="P139" style:family="paragraph" style:parent-style-name="Standard" style:list-style-name="L4">
      <style:paragraph-properties fo:line-height="150%" fo:text-align="justify" style:justify-single-word="false" style:writing-mode="lr-tb"/>
      <style:text-properties style:font-name="Times New Roman" fo:font-size="14pt" officeooo:rsid="003efd95" officeooo:paragraph-rsid="003efd95" style:font-size-asian="14pt" style:font-size-complex="14pt"/>
    </style:style>
    <style:style style:name="P140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officeooo:rsid="003efd95" officeooo:paragraph-rsid="003efd95" style:font-size-asian="14pt" style:font-size-complex="14pt"/>
    </style:style>
    <style:style style:name="P141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42" style:family="paragraph" style:parent-style-name="Table_20_Contents">
      <style:paragraph-properties fo:text-align="center" style:justify-single-word="false"/>
      <style:text-properties style:font-name="Times New Roman" fo:font-size="14pt" officeooo:rsid="003efd95" officeooo:paragraph-rsid="003efd95" style:font-size-asian="14pt" style:font-size-complex="14pt"/>
    </style:style>
    <style:style style:name="P143" style:family="paragraph">
      <style:paragraph-properties fo:margin-left="0.746cm" fo:margin-right="0cm" fo:margin-top="0.296cm" fo:margin-bottom="0.106cm" fo:line-height="105%" fo:text-align="justify" fo:text-indent="0.24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44" style:family="paragraph">
      <loext:graphic-properties draw:fill="none" draw:fill-color="#ffffff"/>
      <style:paragraph-properties fo:margin-left="0.746cm" fo:margin-right="0cm" fo:margin-top="0.296cm" fo:margin-bottom="0.106cm" fo:line-height="105%" fo:text-align="justify" fo:text-indent="0.24cm" style:text-autospace="ideograph-alpha" style:punctuation-wrap="hanging" style:line-break="strict" loext:tab-stop-distance="0cm">
        <style:tab-stops/>
      </style:paragraph-properties>
      <style:text-properties fo:font-size="12pt" fo:hyphenate="false" loext:hyphenation-no-caps="false" loext:hyphenation-no-last-word="false"/>
    </style:style>
    <style:style style:name="P145" style:family="paragraph">
      <style:paragraph-properties fo:margin-left="0cm" fo:margin-right="0cm" fo:margin-top="0.423cm" fo:margin-bottom="0.106cm" fo:line-height="100%" fo:text-align="justify" fo:text-indent="1.251cm" style:writing-mode="lr-tb"/>
    </style:style>
    <style:style style:name="P146" style:family="paragraph">
      <loext:graphic-properties draw:fill="none" draw:fill-color="#ffffff"/>
      <style:paragraph-properties fo:margin-left="0cm" fo:margin-right="0cm" fo:margin-top="0.423cm" fo:margin-bottom="0.106cm" fo:line-height="100%" fo:text-align="justify" fo:text-indent="1.251cm"/>
      <style:text-properties fo:font-size="12pt"/>
    </style:style>
    <style:style style:name="P147" style:family="paragraph">
      <style:paragraph-properties fo:margin-left="0cm" fo:margin-right="1.469cm" fo:margin-top="0.423cm" fo:margin-bottom="0.106cm" fo:line-height="150%" fo:text-align="end" fo:text-indent="0cm" style:writing-mode="lr-tb"/>
    </style:style>
    <style:style style:name="P148" style:family="paragraph">
      <loext:graphic-properties draw:fill="none" draw:fill-color="#ffffff"/>
      <style:paragraph-properties fo:margin-left="0cm" fo:margin-right="1.469cm" fo:margin-top="0.423cm" fo:margin-bottom="0.106cm" fo:line-height="150%" fo:text-align="end" fo:text-indent="0cm"/>
      <style:text-properties fo:font-size="12pt"/>
    </style:style>
    <style:style style:name="P149" style:family="paragraph">
      <loext:graphic-properties draw:fill="none" draw:fill-color="#ffffff"/>
      <style:text-properties fo:font-size="12pt"/>
    </style:style>
    <style:style style:name="T1" style:family="text">
      <style:text-properties fo:font-size="11pt" style:font-size-asian="11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style:font-size-asian="12pt"/>
    </style:style>
    <style:style style:name="T4" style:family="text">
      <style:text-properties style:font-name="Times New Roman" fo:font-size="12pt" officeooo:rsid="0014f8ca" style:font-size-asian="12pt"/>
    </style:style>
    <style:style style:name="T5" style:family="text">
      <style:text-properties style:font-name="Times New Roman" fo:font-size="12pt" fo:font-style="italic" fo:font-weight="bold" style:font-size-asian="12pt" style:font-style-asian="italic" style:font-weight-asian="bold"/>
    </style:style>
    <style:style style:name="T6" style:family="text">
      <style:text-properties style:font-name="Times New Roman" fo:font-size="12pt" style:text-underline-style="solid" style:text-underline-width="auto" style:text-underline-color="font-color" style:font-size-asian="12pt"/>
    </style:style>
    <style:style style:name="T7" style:family="text">
      <style:text-properties style:font-name="Times New Roman" fo:font-size="12pt" style:text-underline-style="solid" style:text-underline-width="auto" style:text-underline-color="#000000" style:text-underline-mode="continuous" style:text-overline-mode="continuous" style:text-line-through-mode="continuous" style:font-size-asian="12pt"/>
    </style:style>
    <style:style style:name="T8" style:family="text">
      <style:text-properties style:font-name="Times New Roman" fo:font-weight="bold" style:font-weight-asian="bold"/>
    </style:style>
    <style:style style:name="T9" style:family="text">
      <style:text-properties style:font-name="Times New Roman" fo:font-size="11pt" style:font-name-asian="Calibri" style:font-size-asian="11pt" style:font-name-complex="Calibri" style:font-size-complex="11pt"/>
    </style:style>
    <style:style style:name="T10" style:family="text">
      <style:text-properties style:font-name="Times New Roman" fo:font-size="11pt" style:font-size-asian="11pt" style:font-size-complex="11pt"/>
    </style:style>
    <style:style style:name="T11" style:family="text">
      <style:text-properties style:font-name="Times New Roman" fo:font-size="11pt" officeooo:rsid="00361c08" style:font-size-asian="11pt" style:font-size-complex="11pt"/>
    </style:style>
    <style:style style:name="T12" style:family="text">
      <style:text-properties style:font-name="Times New Roman" fo:font-size="11pt" officeooo:rsid="0037607f" style:font-size-asian="11pt" style:font-size-complex="11pt"/>
    </style:style>
    <style:style style:name="T13" style:family="text">
      <style:text-properties style:font-name="Times New Roman" fo:font-size="11pt" officeooo:rsid="0035065d" style:font-size-asian="11pt" style:font-size-complex="11pt"/>
    </style:style>
    <style:style style:name="T14" style:family="text">
      <style:text-properties style:font-name="Times New Roman" fo:font-size="11pt" officeooo:rsid="0037d41a" style:font-size-asian="11pt" style:font-size-complex="11pt"/>
    </style:style>
    <style:style style:name="T15" style:family="text">
      <style:text-properties style:font-name="Times New Roman" fo:font-size="11pt" style:text-underline-style="solid" style:text-underline-width="auto" style:text-underline-color="font-color" style:font-size-asian="11pt" style:font-size-complex="11pt"/>
    </style:style>
    <style:style style:name="T16" style:family="text">
      <style:text-properties style:font-name="Times New Roman" fo:font-size="11pt" style:text-underline-style="solid" style:text-underline-width="auto" style:text-underline-color="font-color" officeooo:rsid="0035065d" style:font-size-asian="11pt" style:font-size-complex="11pt"/>
    </style:style>
    <style:style style:name="T17" style:family="text">
      <style:text-properties style:font-name="Times New Roman" fo:font-size="11pt" style:text-underline-style="solid" style:text-underline-width="auto" style:text-underline-color="font-color" officeooo:rsid="0037d41a" style:font-size-asian="11pt" style:font-size-complex="11pt"/>
    </style:style>
    <style:style style:name="T18" style:family="text">
      <style:text-properties style:font-name="Times New Roman" fo:font-size="11pt" style:text-underline-style="solid" style:text-underline-width="auto" style:text-underline-color="font-color" officeooo:rsid="002287cf" style:font-size-asian="11pt" style:font-size-complex="11pt"/>
    </style:style>
    <style:style style:name="T19" style:family="text">
      <style:text-properties style:font-name="Times New Roman" fo:font-size="11pt" style:text-underline-style="solid" style:text-underline-width="auto" style:text-underline-color="#000000" style:text-underline-mode="continuous" style:text-overline-mode="continuous" style:text-line-through-mode="continuous" style:font-size-asian="11pt" style:font-size-complex="11pt"/>
    </style:style>
    <style:style style:name="T20" style:family="text">
      <style:text-properties style:font-name="Times New Roman" fo:font-size="11pt" style:text-underline-style="solid" style:text-underline-width="auto" style:text-underline-color="#000000" officeooo:rsid="00361c08" style:text-underline-mode="continuous" style:text-overline-mode="continuous" style:text-line-through-mode="continuous" style:font-size-asian="11pt" style:font-size-complex="11pt"/>
    </style:style>
    <style:style style:name="T21" style:family="text">
      <style:text-properties style:font-name="Times New Roman" fo:font-size="11pt" style:text-underline-style="solid" style:text-underline-width="auto" style:text-underline-color="#000000" officeooo:rsid="0014f8ca" style:text-underline-mode="continuous" style:text-overline-mode="continuous" style:text-line-through-mode="continuous" style:font-size-asian="11pt" style:font-size-complex="11pt"/>
    </style:style>
    <style:style style:name="T22" style:family="text">
      <style:text-properties style:font-name="Times New Roman" fo:font-size="11pt" style:text-underline-style="solid" style:text-underline-width="auto" style:text-underline-color="#000000" officeooo:rsid="000d637c" style:text-underline-mode="continuous" style:text-overline-mode="continuous" style:text-line-through-mode="continuous" style:font-size-asian="11pt" style:font-size-complex="11pt"/>
    </style:style>
    <style:style style:name="T23" style:family="text">
      <style:text-properties style:font-name="Times New Roman" fo:font-size="11pt" style:text-underline-style="solid" style:text-underline-width="auto" style:text-underline-color="#000000" officeooo:rsid="002287cf" style:text-underline-mode="continuous" style:text-overline-mode="continuous" style:text-line-through-mode="continuous" style:font-size-asian="11pt" style:font-size-complex="11pt"/>
    </style:style>
    <style:style style:name="T24" style:family="text">
      <style:text-properties style:font-name="Times New Roman" fo:font-size="11pt" fo:font-weight="bold" style:font-size-asian="11pt" style:font-weight-asian="bold" style:font-size-complex="11pt"/>
    </style:style>
    <style:style style:name="T25" style:family="text">
      <style:text-properties style:font-name="Times New Roman" fo:font-size="11pt" style:text-underline-style="none" officeooo:rsid="000d637c" style:text-underline-mode="continuous" style:text-overline-mode="continuous" style:text-line-through-mode="continuous" style:font-size-asian="11pt" style:font-size-complex="11pt"/>
    </style:style>
    <style:style style:name="T26" style:family="text">
      <style:text-properties style:font-name="Times New Roman" fo:font-size="14pt" style:font-name-asian="Calibri1" style:font-size-asian="14pt" style:font-name-complex="Times New Roman1" style:font-size-complex="14pt"/>
    </style:style>
    <style:style style:name="T27" style:family="text">
      <style:text-properties style:font-name="Times New Roman" officeooo:rsid="001662bb"/>
    </style:style>
    <style:style style:name="T28" style:family="text">
      <style:text-properties style:font-name="Times New Roman" fo:language="ru" fo:country="RU" officeooo:rsid="0014f8ca"/>
    </style:style>
    <style:style style:name="T29" style:family="text">
      <style:text-properties style:font-name="Times New Roman" fo:language="ru" fo:country="RU" officeooo:rsid="0039fbc5"/>
    </style:style>
    <style:style style:name="T30" style:family="text">
      <style:text-properties officeooo:rsid="002287cf"/>
    </style:style>
    <style:style style:name="T31" style:family="text">
      <style:text-properties officeooo:rsid="0014f8ca"/>
    </style:style>
    <style:style style:name="T32" style:family="text">
      <style:text-properties fo:language="ru" fo:country="RU"/>
    </style:style>
    <style:style style:name="T33" style:family="text">
      <style:text-properties fo:language="ru" fo:country="RU" officeooo:rsid="00271fdb"/>
    </style:style>
    <style:style style:name="T34" style:family="text">
      <style:text-properties fo:language="ru" fo:country="RU" officeooo:rsid="001662bb"/>
    </style:style>
    <style:style style:name="T35" style:family="text">
      <style:text-properties fo:language="ru" fo:country="RU" officeooo:rsid="002853f2"/>
    </style:style>
    <style:style style:name="T36" style:family="text">
      <style:text-properties fo:language="ru" fo:country="RU" officeooo:rsid="0029dd71"/>
    </style:style>
    <style:style style:name="T37" style:family="text">
      <style:text-properties officeooo:rsid="00178a1b"/>
    </style:style>
    <style:style style:name="T38" style:family="text">
      <style:text-properties officeooo:rsid="0010d9db"/>
    </style:style>
    <style:style style:name="T39" style:family="text">
      <style:text-properties officeooo:rsid="001662bb"/>
    </style:style>
    <style:style style:name="T40" style:family="text">
      <style:text-properties officeooo:rsid="0017827f"/>
    </style:style>
    <style:style style:name="T41" style:family="text">
      <style:text-properties officeooo:rsid="00195f07"/>
    </style:style>
    <style:style style:name="T42" style:family="text">
      <style:text-properties officeooo:rsid="0023bc91"/>
    </style:style>
    <style:style style:name="T43" style:family="text">
      <style:text-properties fo:font-size="14pt" style:font-size-asian="14pt"/>
    </style:style>
    <style:style style:name="T44" style:family="text">
      <style:text-properties fo:font-size="14pt" officeooo:rsid="0034e09f" style:font-size-asian="14pt" style:font-size-complex="14pt"/>
    </style:style>
    <style:style style:name="T45" style:family="text">
      <style:text-properties fo:font-size="14pt" fo:font-weight="normal" officeooo:rsid="002384b3" style:font-size-asian="14pt" style:font-weight-asian="normal" style:font-size-complex="14pt" style:font-weight-complex="normal"/>
    </style:style>
    <style:style style:name="T46" style:family="text">
      <style:text-properties fo:font-size="14pt" fo:font-weight="normal" officeooo:rsid="00245b44" style:font-size-asian="14pt" style:font-weight-asian="normal" style:font-size-complex="14pt" style:font-weight-complex="normal"/>
    </style:style>
    <style:style style:name="T47" style:family="text">
      <style:text-properties fo:font-size="14pt" fo:font-weight="normal" officeooo:rsid="0024d1cd" style:font-size-asian="14pt" style:font-weight-asian="normal" style:font-size-complex="14pt" style:font-weight-complex="normal"/>
    </style:style>
    <style:style style:name="T48" style:family="text">
      <style:text-properties fo:font-size="14pt" style:font-name-asian="Calibri1" style:font-size-asian="14pt" style:font-name-complex="Times New Roman1" style:font-size-complex="14pt"/>
    </style:style>
    <style:style style:name="T49" style:family="text">
      <style:text-properties fo:font-size="14pt" fo:letter-spacing="0.002cm" style:font-name-asian="Calibri1" style:font-size-asian="14pt" style:font-name-complex="Times New Roman1" style:font-size-complex="14pt"/>
    </style:style>
    <style:style style:name="T50" style:family="text">
      <style:text-properties fo:font-size="14pt" fo:letter-spacing="-0.021cm" style:font-name-asian="Calibri1" style:font-size-asian="14pt" style:font-name-complex="Times New Roman1" style:font-size-complex="14pt"/>
    </style:style>
    <style:style style:name="T51" style:family="text">
      <style:text-properties fo:font-size="14pt" fo:letter-spacing="-0.002cm" style:font-name-asian="Calibri1" style:font-size-asian="14pt" style:font-name-complex="Times New Roman1" style:font-size-complex="14pt"/>
    </style:style>
    <style:style style:name="T52" style:family="text">
      <style:text-properties fo:font-size="14pt" fo:letter-spacing="-0.004cm" style:font-name-asian="Calibri1" style:font-size-asian="14pt" style:font-name-complex="Times New Roman1" style:font-size-complex="14pt"/>
    </style:style>
    <style:style style:name="T53" style:family="text">
      <style:text-properties fo:font-size="14pt" fo:letter-spacing="-0.118cm" style:font-name-asian="Calibri1" style:font-size-asian="14pt" style:font-name-complex="Times New Roman1" style:font-size-complex="14pt"/>
    </style:style>
    <style:style style:name="T54" style:family="text">
      <style:text-properties officeooo:rsid="00245b44"/>
    </style:style>
    <style:style style:name="T55" style:family="text">
      <style:text-properties officeooo:rsid="0024d1cd"/>
    </style:style>
    <style:style style:name="T56" style:family="text">
      <style:text-properties officeooo:rsid="00268574"/>
    </style:style>
    <style:style style:name="T57" style:family="text">
      <style:text-properties officeooo:rsid="0025445b"/>
    </style:style>
    <style:style style:name="T58" style:family="text">
      <style:text-properties officeooo:rsid="00271fdb"/>
    </style:style>
    <style:style style:name="T59" style:family="text">
      <style:text-properties officeooo:rsid="002853f2"/>
    </style:style>
    <style:style style:name="T60" style:family="text">
      <style:text-properties fo:color="#000000" loext:opacity="100%" fo:font-size="14pt" style:font-name-asian="Times New Roman" style:font-size-asian="14pt" style:font-name-complex="Times New Roman"/>
    </style:style>
    <style:style style:name="T61" style:family="text">
      <style:text-properties officeooo:rsid="0034e09f"/>
    </style:style>
    <style:style style:name="T62" style:family="text">
      <style:text-properties officeooo:rsid="003602c4"/>
    </style:style>
    <style:style style:name="T63" style:family="text">
      <style:text-properties fo:letter-spacing="-0.118cm"/>
    </style:style>
    <style:style style:name="T64" style:family="text">
      <style:text-properties fo:letter-spacing="-0.002cm"/>
    </style:style>
    <style:style style:name="T65" style:family="text">
      <style:text-properties fo:letter-spacing="0.014cm"/>
    </style:style>
    <style:style style:name="T66" style:family="text">
      <style:text-properties fo:letter-spacing="0.018cm"/>
    </style:style>
    <style:style style:name="T67" style:family="text">
      <style:text-properties fo:font-weight="normal" officeooo:rsid="0022d2e1" style:font-weight-asian="normal" style:font-weight-complex="normal"/>
    </style:style>
    <style:style style:name="T68" style:family="text">
      <style:text-properties officeooo:rsid="00382709"/>
    </style:style>
    <style:style style:name="T69" style:family="text">
      <style:text-properties fo:language="en" fo:country="US"/>
    </style:style>
    <style:style style:name="T70" style:family="text">
      <style:text-properties fo:language="en" fo:country="US" officeooo:rsid="003d7c72"/>
    </style:style>
    <style:style style:name="T71" style:family="text">
      <style:text-properties officeooo:rsid="003eb98c"/>
    </style:style>
    <style:style style:name="T72" style:family="text">
      <style:text-properties officeooo:rsid="003efd95"/>
    </style:style>
    <style:style style:name="T73" style:family="text">
      <style:text-properties style:use-window-font-color="true" loext:opacity="0%" style:font-name="Times New Roman" fo:font-size="12pt" fo:language="ru" fo:country="RU" style:letter-kerning="true" style:font-name-asian="NSimSun" style:font-size-asian="12pt" style:language-asian="zh" style:country-asian="CN" style:font-name-complex="Times New Roman" style:font-size-complex="12pt" style:language-complex="hi" style:country-complex="IN"/>
    </style:style>
    <text:list-style style:name="L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listtab" fo:margin-left="1.104cm"/>
        </style:list-level-properties>
      </text:list-level-style-number>
      <text:list-level-style-number text:level="2" text:style-name="WW_5f_CharLFO1LVL2" loext:num-list-format="%1%.%2%." style:num-suffix="." style:num-format="1" text:display-levels="2">
        <style:list-level-properties text:list-level-position-and-space-mode="label-alignment">
          <style:list-level-label-alignment text:label-followed-by="listtab" fo:margin-left="2.417cm"/>
        </style:list-level-properties>
      </text:list-level-style-number>
      <text:list-level-style-number text:level="3" text:style-name="WW_5f_CharLFO1LVL3" loext:num-list-format="%3%" style:num-format="i">
        <style:list-level-properties text:list-level-position-and-space-mode="label-alignment">
          <style:list-level-label-alignment text:label-followed-by="listtab" fo:margin-left="2.903cm"/>
        </style:list-level-properties>
      </text:list-level-style-number>
      <text:list-level-style-number text:level="4" text:style-name="WW_5f_CharLFO1LVL4" loext:num-list-format="%4%" style:num-format="1">
        <style:list-level-properties text:list-level-position-and-space-mode="label-alignment">
          <style:list-level-label-alignment text:label-followed-by="listtab" fo:margin-left="4.173cm"/>
        </style:list-level-properties>
      </text:list-level-style-number>
      <text:list-level-style-number text:level="5" text:style-name="WW_5f_CharLFO1LVL5" loext:num-list-format="%5%" style:num-format="a" style:num-letter-sync="true">
        <style:list-level-properties text:list-level-position-and-space-mode="label-alignment">
          <style:list-level-label-alignment text:label-followed-by="listtab" fo:margin-left="5.443cm"/>
        </style:list-level-properties>
      </text:list-level-style-number>
      <text:list-level-style-number text:level="6" text:style-name="WW_5f_CharLFO1LVL6" loext:num-list-format="%6%" style:num-format="i">
        <style:list-level-properties text:list-level-position-and-space-mode="label-alignment">
          <style:list-level-label-alignment text:label-followed-by="listtab" fo:margin-left="6.713cm"/>
        </style:list-level-properties>
      </text:list-level-style-number>
      <text:list-level-style-number text:level="7" text:style-name="WW_5f_CharLFO1LVL7" loext:num-list-format="%7%" style:num-format="1">
        <style:list-level-properties text:list-level-position-and-space-mode="label-alignment">
          <style:list-level-label-alignment text:label-followed-by="listtab" fo:margin-left="7.983cm"/>
        </style:list-level-properties>
      </text:list-level-style-number>
      <text:list-level-style-number text:level="8" text:style-name="WW_5f_CharLFO1LVL8" loext:num-list-format="%8%" style:num-format="a" style:num-letter-sync="true">
        <style:list-level-properties text:list-level-position-and-space-mode="label-alignment">
          <style:list-level-label-alignment text:label-followed-by="listtab" fo:margin-left="9.253cm"/>
        </style:list-level-properties>
      </text:list-level-style-number>
      <text:list-level-style-number text:level="9" text:style-name="WW_5f_CharLFO1LVL9" loext:num-list-format="%9%" style:num-format="i">
        <style:list-level-properties text:list-level-position-and-space-mode="label-alignment">
          <style:list-level-label-alignment text:label-followed-by="listtab" fo:margin-left="10.52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1.558cm" fo:text-indent="-0.635cm" fo:margin-left="1.558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93cm" fo:text-indent="-0.635cm" fo:margin-left="2.19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28cm" fo:text-indent="-0.635cm" fo:margin-left="2.82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63cm" fo:text-indent="-0.635cm" fo:margin-left="3.46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98cm" fo:text-indent="-0.635cm" fo:margin-left="4.09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33cm" fo:text-indent="-0.635cm" fo:margin-left="4.73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68cm" fo:text-indent="-0.635cm" fo:margin-left="5.3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03cm" fo:text-indent="-0.635cm" fo:margin-left="6.00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38cm" fo:text-indent="-0.635cm" fo:margin-left="6.63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273cm" fo:text-indent="-0.635cm" fo:margin-left="7.273cm"/>
        </style:list-level-properties>
      </text:list-level-style-bullet>
    </text:list-style>
    <text:list-style style:name="L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558cm" fo:text-indent="-0.635cm" fo:margin-left="1.558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.193cm" fo:text-indent="-0.635cm" fo:margin-left="2.193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828cm" fo:text-indent="-0.635cm" fo:margin-left="2.828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463cm" fo:text-indent="-0.635cm" fo:margin-left="3.463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098cm" fo:text-indent="-0.635cm" fo:margin-left="4.098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733cm" fo:text-indent="-0.635cm" fo:margin-left="4.733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368cm" fo:text-indent="-0.635cm" fo:margin-left="5.36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6.003cm" fo:text-indent="-0.635cm" fo:margin-left="6.003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638cm" fo:text-indent="-0.635cm" fo:margin-left="6.638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273cm" fo:text-indent="-0.635cm" fo:margin-left="7.273cm"/>
        </style:list-level-properties>
      </text:list-level-style-number>
    </text:list-style>
    <text:list-style style:name="L4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wrap" draw:shadow-color="#808080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.302cm" fo:min-width="9.222cm" fo:padding-top="0.229cm" fo:padding-bottom="0.229cm" fo:padding-left="0.441cm" fo:padding-right="0.441cm" fo:wrap-option="wrap" draw:shadow-color="#808080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7"><text:span text:style-name="Default_20_Paragraph_20_Font"><text:span text:style-name="T3">Министерство науки и высшего образования Российской Федерации </text:span></text:span></text:p>
      <text:p text:style-name="P4"><text:span text:style-name="Default_20_Paragraph_20_Font"><text:span text:style-name="T3">Государственное бюджетное образовательное учреждение высшего образования «Московский государственный технический университет имени Н.Э. Баумана </text:span></text:span></text:p>
      <text:p text:style-name="P5"><text:span text:style-name="Default_20_Paragraph_20_Font"><text:span text:style-name="T3">(национальный исследовательский университет)» </text:span></text:span></text:p>
      <text:p text:style-name="P5"><text:span text:style-name="Default_20_Paragraph_20_Font"><text:span text:style-name="T3">Московский техникум космического приборостроения </text:span></text:span></text:p>
      <text:p text:style-name="P63"><text:s/></text:p>
      <text:p text:style-name="P10"><text:span text:style-name="Default_20_Paragraph_20_Font"><text:span text:style-name="T5"><text:s text:c="2"/></text:span></text:span></text:p>
      <text:p text:style-name="P65">Защищен с оценкой</text:p>
      <text:p text:style-name="P11"><text:span text:style-name="Default_20_Paragraph_20_Font"><text:span text:style-name="T3"/></text:span></text:p>
      <text:p text:style-name="P12"><text:span text:style-name="Default_20_Paragraph_20_Font"><text:span text:style-name="T6"><text:s text:c="41"/></text:span></text:span><text:span text:style-name="Default_20_Paragraph_20_Font"><text:span text:style-name="T7"><text:s/></text:span></text:span></text:p>
      <text:p text:style-name="P12"><text:span text:style-name="Default_20_Paragraph_20_Font"><text:span text:style-name="T6"><text:s text:c="30"/></text:span></text:span><text:span text:style-name="Default_20_Paragraph_20_Font"><text:span text:style-name="T3">202</text:span></text:span><text:span text:style-name="Default_20_Paragraph_20_Font"><text:span text:style-name="T4">4</text:span></text:span><text:span text:style-name="Default_20_Paragraph_20_Font"><text:span text:style-name="T3"> г. </text:span></text:span></text:p>
      <text:p text:style-name="P8"><text:span text:style-name="Default_20_Paragraph_20_Font"><text:span text:style-name="T5"><text:s/></text:span></text:span></text:p>
      <text:p text:style-name="P8"><text:span text:style-name="Default_20_Paragraph_20_Font"><text:span text:style-name="T5"><text:s/></text:span></text:span></text:p>
      <text:p text:style-name="P9"><text:span text:style-name="Default_20_Paragraph_20_Font"><text:span text:style-name="T8">КУРСОВОЙ ПРОЕКТ</text:span></text:span><text:span text:style-name="T2"> </text:span></text:p>
      <text:p text:style-name="P51">«Разработка конфигурации «<text:span text:style-name="T68">Заказы</text:span><text:span text:style-name="T30"> по сборке компьютеров</text:span>» в системе 1С:Предприятие 8.3» </text:p>
      <text:p text:style-name="P52"><text:s/></text:p>
      <text:p text:style-name="P53">Специальность 09.02.07 <text:span text:style-name="T31">информационные системы</text:span></text:p>
      <text:p text:style-name="P55"><text:span text:style-name="T31">и программирование</text:span> </text:p>
      <text:p text:style-name="P7"><text:span text:style-name="T2">Группа ТИ</text:span><text:span text:style-name="T28">П-5</text:span><text:span text:style-name="T29">2</text:span><text:span text:style-name="Default_20_Paragraph_20_Font"><text:span text:style-name="T3"> 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4">Руководитель разработки</text:p>
          </table:table-cell>
          <table:table-cell table:style-name="Таблица1.A1" office:value-type="string">
            <text:p text:style-name="P70"/>
          </table:table-cell>
          <table:table-cell table:style-name="Таблица1.A1" office:value-type="string">
            <text:p text:style-name="P35">Е.Г. Сивцова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71"><text:s text:c="27"/>(подпись, дата) <text:s text:c="21"/></text:p>
          </table:table-cell>
          <table:table-cell table:style-name="Таблица1.A1" office:value-type="string">
            <text:p text:style-name="P35"/>
          </table:table-cell>
        </table:table-row>
        <table:table-row>
          <table:table-cell table:style-name="Таблица1.A1" office:value-type="string">
            <text:p text:style-name="P36">Студент</text:p>
          </table:table-cell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5">А.М. Эдуардович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71"><text:s text:c="27"/>(подпись, дата) <text:s text:c="21"/></text:p>
          </table:table-cell>
          <table:table-cell table:style-name="Таблица1.A1" office:value-type="string">
            <text:p text:style-name="P37"/>
          </table:table-cell>
        </table:table-row>
      </table:table>
      <text:p text:style-name="P6"><text:span text:style-name="Default_20_Paragraph_20_Font"><text:span text:style-name="T3"/></text:span></text:p>
      <text:p text:style-name="P6"><text:span text:style-name="Default_20_Paragraph_20_Font"><text:span text:style-name="T3"><text:s/></text:span></text:span></text:p>
      <text:p text:style-name="P6"><text:span text:style-name="Default_20_Paragraph_20_Font"><text:span text:style-name="T3"><text:s/></text:span></text:span></text:p>
      <text:p text:style-name="P54">Москва 202<text:span text:style-name="T37">4</text:span></text:p>
      <text:p text:style-name="P84"><text:span text:style-name="Default_20_Paragraph_20_Font"><text:span text:style-name="T10">Министерство науки и высшего образования Российской Федерации </text:span></text:span></text:p>
      <text:p text:style-name="P85"><text:span text:style-name="Default_20_Paragraph_20_Font"><text:span text:style-name="T10">Государственное бюджетное образовательное учреждение высшего образования «Московский государственный технический университет имени Н.Э. Баумана </text:span></text:span></text:p>
      <text:p text:style-name="P83"><text:span text:style-name="Default_20_Paragraph_20_Font"><text:span text:style-name="T10">(национальный исследовательский университет)» </text:span></text:span></text:p>
      <text:p text:style-name="P86"><text:span text:style-name="Default_20_Paragraph_20_Font"><text:span text:style-name="T10">Московский техникум космического приборостроения </text:span></text:span></text:p>
      <text:p text:style-name="P87"><text:span text:style-name="Default_20_Paragraph_20_Font"><text:span text:style-name="T10"><text:s/></text:span></text:span></text:p>
      <text:p text:style-name="P91"><text:span text:style-name="T10"><text:s text:c="87"/><text:tab/> <text:s/></text:span><text:span text:style-name="Default_20_Paragraph_20_Font"><text:span text:style-name="T10">УТВЕРЖДЕНО </text:span></text:span></text:p>
      <text:p text:style-name="P95"><text:span text:style-name="Default_20_Paragraph_20_Font"><text:span text:style-name="T9"><text:tab/></text:span></text:span><text:span text:style-name="Default_20_Paragraph_20_Font"><text:span text:style-name="T10"> <text:tab/> <text:s text:c="45"/><text:tab/>Председатель предметной <text:s text:c="4"/></text:span></text:span></text:p>
      <text:p text:style-name="P95"><text:span text:style-name="Default_20_Paragraph_20_Font"><text:span text:style-name="T10">(цикловой) комиссии <text:s text:c="12"/></text:span></text:span></text:p>
      <text:p text:style-name="P95"><text:span text:style-name="Default_20_Paragraph_20_Font"><text:span text:style-name="T15"><text:tab/> <text:s text:c="47"/></text:span></text:span></text:p>
      <text:p text:style-name="P97"><text:span text:style-name="Default_20_Paragraph_20_Font"><text:span text:style-name="T10">Протокол № ____ <text:s text:c="10"/></text:span></text:span></text:p>
      <text:p text:style-name="P96"><text:span text:style-name="Default_20_Paragraph_20_Font"><text:span text:style-name="T11"><text:tab/><text:tab/>от «</text:span></text:span><text:span text:style-name="Default_20_Paragraph_20_Font"><text:span text:style-name="T20"> <text:s text:c="5"/></text:span></text:span><text:span text:style-name="Default_20_Paragraph_20_Font"><text:span text:style-name="T11">»</text:span></text:span><text:span text:style-name="Default_20_Paragraph_20_Font"><text:span text:style-name="T20"> <text:s text:c="18"/></text:span></text:span><text:span text:style-name="Default_20_Paragraph_20_Font"><text:span text:style-name="T11">2024 г. <text:s text:c="3"/></text:span></text:span></text:p>
      <text:p text:style-name="P88"><text:span text:style-name="Default_20_Paragraph_20_Font"><text:span text:style-name="T24">ЗАДАНИЕ <text:tab/><text:tab/></text:span></text:span></text:p>
      <text:p text:style-name="P90"><text:span text:style-name="Default_20_Paragraph_20_Font"><text:span text:style-name="T24">на выполнение курсового проекта </text:span></text:span></text:p>
      <text:p text:style-name="P92"><text:span text:style-name="Default_20_Paragraph_20_Font"><text:span text:style-name="T10">по</text:span></text:span><text:span text:style-name="Default_20_Paragraph_20_Font"><text:span text:style-name="T19"> МДК 04.01 </text:span></text:span><text:span text:style-name="Default_20_Paragraph_20_Font"><text:span text:style-name="T21">Внедрение и поддержка компьютерных систем <text:s text:c="37"/></text:span></text:span></text:p>
      <text:p text:style-name="P92"><text:span text:style-name="Default_20_Paragraph_20_Font"><text:span text:style-name="T10">специальность</text:span></text:span><text:span text:style-name="Default_20_Paragraph_20_Font"><text:span text:style-name="T19"> <text:s/>09.02.07 </text:span></text:span><text:span text:style-name="Default_20_Paragraph_20_Font"><text:span text:style-name="T22">Информационные системы и программирование</text:span></text:span><text:span text:style-name="Default_20_Paragraph_20_Font"><text:span text:style-name="T25"> </text:span></text:span><text:span text:style-name="Default_20_Paragraph_20_Font"><text:span text:style-name="T10">курс</text:span></text:span><text:span text:style-name="Default_20_Paragraph_20_Font"><text:span text:style-name="T19"> <text:s text:c="3"/>3 </text:span></text:span><text:span text:style-name="Default_20_Paragraph_20_Font"><text:span text:style-name="T10">группа</text:span></text:span><text:span text:style-name="Default_20_Paragraph_20_Font"><text:span text:style-name="T19"> <text:s/>ТИ</text:span></text:span><text:span text:style-name="Default_20_Paragraph_20_Font"><text:span text:style-name="T22">П-5</text:span></text:span><text:span text:style-name="Default_20_Paragraph_20_Font"><text:span text:style-name="T23">2</text:span></text:span></text:p>
      <text:p text:style-name="P92"><text:span text:style-name="Default_20_Paragraph_20_Font"><text:span text:style-name="T10">Студенту<text:tab/></text:span></text:span><text:span text:style-name="Default_20_Paragraph_20_Font"><text:span text:style-name="T15"><text:tab/><text:tab/></text:span></text:span><text:span text:style-name="Default_20_Paragraph_20_Font"><text:span text:style-name="T16">Александрову Михаилу Эдуардовичу</text:span></text:span><text:span text:style-name="Default_20_Paragraph_20_Font"><text:span text:style-name="T15"><text:tab/><text:tab/><text:tab/></text:span></text:span></text:p>
      <text:p text:style-name="P89"><text:span text:style-name="Default_20_Paragraph_20_Font"><text:span text:style-name="T10">(Фамилия, имя, отчество) </text:span></text:span></text:p>
      <text:p text:style-name="P94"><text:span text:style-name="Default_20_Paragraph_20_Font"><text:span text:style-name="T10">Тема проекта </text:span></text:span><text:span text:style-name="Default_20_Paragraph_20_Font"><text:span text:style-name="T15">Разработка конфигурации «</text:span></text:span><text:span text:style-name="Default_20_Paragraph_20_Font"><text:span text:style-name="T17">Заказы по сборке компьютеров</text:span></text:span><text:span text:style-name="Default_20_Paragraph_20_Font"><text:span text:style-name="T15">» <text:s/>в системе 1С: <text:s text:c="18"/></text:span></text:span></text:p>
      <text:p text:style-name="P94"><text:span text:style-name="Default_20_Paragraph_20_Font"><text:span text:style-name="T15"/></text:span></text:p>
      <text:p text:style-name="P94"><text:span text:style-name="Default_20_Paragraph_20_Font"><text:span text:style-name="T15">Предприятие 8.3<text:tab/><text:tab/><text:tab/><text:tab/><text:tab/><text:tab/><text:tab/><text:tab/><text:tab/><text:tab/> <text:s text:c="7"/></text:span></text:span></text:p>
      <text:p text:style-name="P93"><text:span text:style-name="Default_20_Paragraph_20_Font"><text:span text:style-name="T10"/></text:span></text:p>
      <text:p text:style-name="P93"><text:span text:style-name="Default_20_Paragraph_20_Font"><text:span text:style-name="T10">Введение </text:span></text:span></text:p>
      <text:list text:style-name="L1">
        <text:list-item>
          <text:p text:style-name="P128"><text:span text:style-name="Default_20_Paragraph_20_Font"><text:span text:style-name="T10">Общая часть</text:span></text:span><text:span text:style-name="Default_20_Paragraph_20_Font"><text:span text:style-name="T24"> <text:s/></text:span></text:span></text:p>
          <text:list>
            <text:list-item>
              <text:p text:style-name="P129"><text:span text:style-name="Default_20_Paragraph_20_Font"><text:span text:style-name="T10">представить характеристику предметной области; </text:span></text:span></text:p>
            </text:list-item>
            <text:list-item>
              <text:p text:style-name="P129"><text:span text:style-name="Default_20_Paragraph_20_Font"><text:span text:style-name="T10">описать организационную структуру объекта автоматизации; </text:span></text:span></text:p>
            </text:list-item>
            <text:list-item>
              <text:p text:style-name="P129"><text:span text:style-name="Default_20_Paragraph_20_Font"><text:span text:style-name="T10">исследовать функциональную структуру объекта автоматизации; </text:span></text:span></text:p>
            </text:list-item>
            <text:list-item>
              <text:p text:style-name="P129"><text:span text:style-name="Default_20_Paragraph_20_Font"><text:span text:style-name="T10">исследовать информационную модель объекта автоматизации; </text:span></text:span></text:p>
            </text:list-item>
            <text:list-item>
              <text:p text:style-name="P129"><text:span text:style-name="Default_20_Paragraph_20_Font"><text:span text:style-name="T10">провести анализ существующих программных продуктов для автоматизации предметной области. </text:span></text:span></text:p>
            </text:list-item>
          </text:list>
        </text:list-item>
        <text:list-item>
          <text:p text:style-name="P128"><text:span text:style-name="Default_20_Paragraph_20_Font"><text:span text:style-name="T10">Специальная часть </text:span></text:span></text:p>
          <text:list>
            <text:list-item>
              <text:p text:style-name="P129"><text:span text:style-name="Default_20_Paragraph_20_Font"><text:span text:style-name="T10">Описать структуру информационной системы; </text:span></text:span></text:p>
            </text:list-item>
            <text:list-item>
              <text:p text:style-name="P129"><text:span text:style-name="Default_20_Paragraph_20_Font"><text:span text:style-name="T10">Определить роли и пользователей программного продукта; </text:span></text:span></text:p>
            </text:list-item>
            <text:list-item>
              <text:p text:style-name="P129"><text:span text:style-name="Default_20_Paragraph_20_Font"><text:span text:style-name="T10">Разработать руководство пользователя. </text:span></text:span></text:p>
            </text:list-item>
          </text:list>
        </text:list-item>
      </text:list>
      <text:p text:style-name="P78"><text:span text:style-name="Default_20_Paragraph_20_Font"><text:span text:style-name="T10">Заключение </text:span></text:span></text:p>
      <text:p text:style-name="P78"><text:span text:style-name="Default_20_Paragraph_20_Font"><text:span text:style-name="T12">Список использованных источников </text:span></text:span></text:p>
      <text:p text:style-name="P78"><text:span text:style-name="Default_20_Paragraph_20_Font"><text:span text:style-name="T10">Приложения </text:span></text:span></text:p>
      <text:p text:style-name="P81"><text:span text:style-name="Default_20_Paragraph_20_Font"><text:span text:style-name="T10">Срок окончания проекта «</text:span></text:span><text:span text:style-name="Default_20_Paragraph_20_Font"><text:span text:style-name="T19"> <text:s text:c="5"/></text:span></text:span><text:span text:style-name="Default_20_Paragraph_20_Font"><text:span text:style-name="T10">»</text:span></text:span><text:span text:style-name="Default_20_Paragraph_20_Font"><text:span text:style-name="T19"> <text:s text:c="22"/></text:span></text:span><text:span text:style-name="Default_20_Paragraph_20_Font"><text:span text:style-name="T10">2024 г. </text:span></text:span></text:p>
      <text:p text:style-name="P79"><text:span text:style-name="Default_20_Paragraph_20_Font"><text:span text:style-name="T10">Пояснительная записка на _</text:span></text:span><text:span text:style-name="Default_20_Paragraph_20_Font"><text:span text:style-name="T19">25 </text:span></text:span><text:span text:style-name="Default_20_Paragraph_20_Font"><text:span text:style-name="T10">листах формата А4. </text:span></text:span></text:p>
      <text:p text:style-name="P82"><text:span text:style-name="Default_20_Paragraph_20_Font"><text:span text:style-name="T10">Конфигурация в программе 1С Предприятие 8.3 в виде файла .dt, предоставить на</text:span></text:span></text:p>
      <text:p text:style-name="P82"><text:span text:style-name="Default_20_Paragraph_20_Font"><text:span text:style-name="T10">диске, <text:s/>листинги в приложении, презентация на 12 слайдах. </text:span></text:span></text:p>
      <text:p text:style-name="P78"><text:span text:style-name="Default_20_Paragraph_20_Font"><text:span text:style-name="T10">График выполнения работы: 20% к 2 нед., 40% к 4 нед., 60% к 6 нед., 80% к 8 нед., 100% к 10 нед. Получил студент гр. </text:span></text:span><text:span text:style-name="Default_20_Paragraph_20_Font"><text:span text:style-name="T15">ТИ</text:span></text:span><text:span text:style-name="Default_20_Paragraph_20_Font"><text:span text:style-name="T18">П-</text:span></text:span><text:span text:style-name="Default_20_Paragraph_20_Font"><text:span text:style-name="T16">52</text:span></text:span><text:span text:style-name="Default_20_Paragraph_20_Font"><text:span text:style-name="T13"> Фамилия имя </text:span></text:span><text:span text:style-name="Default_20_Paragraph_20_Font"><text:span text:style-name="T16"><text:s text:c="2"/></text:span></text:span><text:span text:style-name="Default_20_Paragraph_20_Font"><text:span text:style-name="T18">Александров Михаил</text:span></text:span></text:p>
      <text:p text:style-name="P80"><text:span text:style-name="Default_20_Paragraph_20_Font"><text:span text:style-name="T10">Дата выдачи задания «</text:span></text:span><text:span text:style-name="Default_20_Paragraph_20_Font"><text:span text:style-name="T14">23</text:span></text:span><text:span text:style-name="Default_20_Paragraph_20_Font"><text:span text:style-name="T10">»</text:span></text:span><text:span text:style-name="Default_20_Paragraph_20_Font"><text:span text:style-name="T15"> <text:s/></text:span></text:span><text:span text:style-name="Default_20_Paragraph_20_Font"><text:span text:style-name="T17">сентября</text:span></text:span><text:span text:style-name="Default_20_Paragraph_20_Font"><text:span text:style-name="T15"> <text:s/></text:span></text:span><text:span text:style-name="Default_20_Paragraph_20_Font"><text:span text:style-name="T10">202</text:span></text:span><text:span text:style-name="Default_20_Paragraph_20_Font"><text:span text:style-name="T13">4</text:span></text:span><text:span text:style-name="Default_20_Paragraph_20_Font"><text:span text:style-name="T10"> г. </text:span></text:span></text:p>
      <text:p text:style-name="P77"><text:span text:style-name="Default_20_Paragraph_20_Font"><text:span text:style-name="T10">Руководитель курсового проекта ______</text:span></text:span><text:span text:style-name="Default_20_Paragraph_20_Font"><text:span text:style-name="T19">Сивцова Е.Г. <text:s text:c="4"/></text:span></text:span><text:span text:style-name="Default_20_Paragraph_20_Font"><text:span text:style-name="T10">Дата </text:span></text:span><text:span text:style-name="Default_20_Paragraph_20_Font"><text:span text:style-name="T14">23</text:span></text:span><text:span text:style-name="Default_20_Paragraph_20_Font"><text:span text:style-name="T13">.</text:span></text:span><text:span text:style-name="Default_20_Paragraph_20_Font"><text:span text:style-name="T14">09</text:span></text:span><text:span text:style-name="Default_20_Paragraph_20_Font"><text:span text:style-name="T13">.2024</text:span></text:span></text:p>
      <text:h text:style-name="P126" text:outline-level="3">СОДЕРЖАНИЕ </text:h>
      <text:p text:style-name="P98"><text:a xlink:type="simple" xlink:href="#_Toc33375" office:target-frame-name="_top" xlink:show="replace" text:style-name="Internet_20_link" text:visited-style-name="Visited_20_Internet_20_Link">ВВЕДЕНИЕ<text:tab/>4 </text:a></text:p>
      <text:p text:style-name="P98"><text:a xlink:type="simple" xlink:href="#_Toc33376" office:target-frame-name="_top" xlink:show="replace" text:style-name="Internet_20_link" text:visited-style-name="Visited_20_Internet_20_Link">1 ТЕОРЕТИЧЕСКАЯ ЧАСТЬ<text:tab/>6 </text:a></text:p>
      <text:p text:style-name="P100"><text:a xlink:type="simple" xlink:href="#_Toc33377" office:target-frame-name="_top" xlink:show="replace" text:style-name="Internet_20_link" text:visited-style-name="Visited_20_Internet_20_Link">1.1 Характеристика предметной области<text:tab/>6 </text:a></text:p>
      <text:p text:style-name="P100"><text:a xlink:type="simple" xlink:href="#_Toc33378" office:target-frame-name="_top" xlink:show="replace" text:style-name="Internet_20_link" text:visited-style-name="Visited_20_Internet_20_Link">1.2 Организационная структура объекта автоматизации<text:tab/>8 </text:a></text:p>
      <text:p text:style-name="P100"><text:a xlink:type="simple" xlink:href="#_Toc33379" office:target-frame-name="_top" xlink:show="replace" text:style-name="Internet_20_link" text:visited-style-name="Visited_20_Internet_20_Link">1.3 Исследование функциональной структуры объекта автоматизации<text:tab/>9 </text:a></text:p>
      <text:p text:style-name="P100"><text:a xlink:type="simple" xlink:href="#_Toc33380" office:target-frame-name="_top" xlink:show="replace" text:style-name="Internet_20_link" text:visited-style-name="Visited_20_Internet_20_Link"><text:span text:style-name="T69">1.4 Требования информационной модели объекта автоматизации<text:tab/>1</text:span><text:span text:style-name="T70">0</text:span><text:span text:style-name="T69"> </text:span></text:a></text:p>
      <text:p text:style-name="P100"><text:a xlink:type="simple" xlink:href="#_Toc33381" office:target-frame-name="_top" xlink:show="replace" text:style-name="Internet_20_link" text:visited-style-name="Visited_20_Internet_20_Link">1.5 Анализ существующих программных продуктов для автоматизации <text:tab/></text:a></text:p>
      <text:p text:style-name="P98"><text:a xlink:type="simple" xlink:href="#_Toc33382" office:target-frame-name="_top" xlink:show="replace" text:style-name="Internet_20_link" text:visited-style-name="Visited_20_Internet_20_Link">предметной области<text:tab/>1</text:a><text:span text:style-name="T70">1</text:span></text:p>
      <text:p text:style-name="P100"><text:a xlink:type="simple" xlink:href="#_Toc33383" office:target-frame-name="_top" xlink:show="replace" text:style-name="Internet_20_link" text:visited-style-name="Visited_20_Internet_20_Link">1.6 Требования к системе<text:tab/>1</text:a><text:span text:style-name="T70">3</text:span></text:p>
      <text:p text:style-name="P99"><text:span text:style-name="T27"/></text:p>
      <text:p text:style-name="P69"/>
      <text:p text:style-name="P76"><text:bookmark-start text:name="_Toc33375"/>ВВЕДЕНИЕ</text:p>
      <text:p text:style-name="P56"><text:s/><text:bookmark-end text:name="_Toc33375"/></text:p>
      <text:p text:style-name="P57">Целью данной курсовой работы является исследование принципов работы <text:span text:style-name="T38">компании по сбору стационарных компьютеров</text:span> и разработка конфигурации в системе «1С Предприятие 8.3», которая позволит <text:span text:style-name="T38">улучшить документооборот в данном предприятии</text:span>.</text:p>
      <text:p text:style-name="P58">Задачи курсовой работы: <text:s/></text:p>
      <text:list xml:id="list1212766312" text:style-name="L2">
        <text:list-item>
          <text:p text:style-name="P130">изучить принципы работы частно<text:span text:style-name="T38">й сборочной фирмы</text:span>; </text:p>
        </text:list-item>
        <text:list-item>
          <text:p text:style-name="P130">изучить литературу по данному вопросу и провести анализ изученной литературы; </text:p>
        </text:list-item>
        <text:list-item>
          <text:p text:style-name="P130">разработать конфигурацию для учёта услуг с помощью системы «1С:Предприятие 8.3»; </text:p>
        </text:list-item>
        <text:list-item>
          <text:p text:style-name="P130">провести анализ деятельности и разработать предложения по совершенствованию <text:span text:style-name="T38">документооборота</text:span> в данно<text:span text:style-name="T38">м предприятии</text:span> с помощью «1С:Предприятие 8.3»; </text:p>
        </text:list-item>
        <text:list-item>
          <text:p text:style-name="P130"><text:span text:style-name="T30">п</text:span>ровести тестирование приложения.</text:p>
        </text:list-item>
      </text:list>
      <text:p text:style-name="P59">«1С:Предприятие» – программный продукт компании «1С», предназначенный для автоматизации деятельности на предприятии. «1С:Предприятие» предназначено для автоматизации бухгалтерского и управленческого учётов (включая начисление зарплаты и управление кадрами), экономической и организационной деятельности предприятия.</text:p>
      <text:p text:style-name="P59">При работе над курсовым проектом рассматривался учебник М.Г. Радченко, Е.Ю. Хрусталева. «1С:Предприятие 8.3. Практическое пособие разработчика. Примеры и типовые приемы» [10, с 32]. В ходе работы были подробно изучены разделы: Перечисления, Регистры накопления, Регистры сведений.</text:p>
      <text:p text:style-name="P59"><text:soft-page-break/>В нашей стране существуют и другие программы для <text:span text:style-name="T39">ведения бухгалтерских отчётов</text:span>, например, Модуль «SAP» – немецкая ERP-система управления предприятия, позволяющая автоматизировать бухгалтерский учёт, производство, торговлю, финансы, управление складами, управление персоналом, и прочее, но решение «1С Предприятие 8» намного лучше, потому что хорошо адаптировано к Российскому законодательству, а так-же можно очень гибко настраивать расчет заработной платы, рабочих, роли и т.д.</text:p>
      <text:p text:style-name="P60">В ходе выполнения курсовой работы был разработан модуль «<text:span text:style-name="T39">Сборка компьютеров</text:span>» в программе «1С Предприятие 8.3». Решение, предназначенное для <text:span text:style-name="T39">улучшения</text:span> <text:span text:style-name="T39">документооборота предприятия</text:span>.</text:p>
      <text:p text:style-name="P59">Компания по сборке компьютеров - это частное предприятие, занимающееся <text:span text:style-name="T39">подборкой технического оснащения</text:span> компьютеров, а также <text:span text:style-name="T39">его сборкой</text:span>.</text:p>
      <text:p text:style-name="P61"><text:span text:style-name="T40">Не смотря на высокий рост цен на комплектующие для компьютеров, услуги по их сборке не теряют актуальности. </text:span>Это связано с тем, что клиенты хотят получить компьютер, отвечающий их требованиям, <text:span text:style-name="T40">но по выгодной цене. </text:span><text:span text:style-name="T41">Э</text:span><text:span text:style-name="T40">то может обеспечить компания, подобрав комп</text:span><text:span text:style-name="T41">лектующие</text:span><text:span text:style-name="T40"> </text:span><text:span text:style-name="T41">исходя из предоставленного бюджета и требуемых характеристик</text:span>. </text:p>
      <text:p text:style-name="P66"/>
      <text:p text:style-name="P67"/>
      <text:list xml:id="list249366775" text:style-name="L3">
        <text:list-item>
          <text:h text:style-name="P111" text:outline-level="1"><text:bookmark-start text:name="_Toc33376"/>ТЕОРЕТИЧЕСКАЯ ЧАСТЬ<text:bookmark-end text:name="_Toc33376"/></text:h>
          <text:list>
            <text:list-item>
              <text:h text:style-name="P112" text:outline-level="1">Структура информационной системы</text:h>
            </text:list-item>
          </text:list>
        </text:list-item>
      </text:list>
      <text:h text:style-name="P119" text:outline-level="1" text:is-list-header="true"><text:tab/><text:span text:style-name="T42">Предметная область — часть реального мира, исследуемая в конкретном проекте, которая описывается помощью инструментария системы управления базами данных.</text:span></text:h>
      <text:h text:style-name="P121" text:outline-level="1"><text:span text:style-name="T45"><text:tab/></text:span><text:span text:style-name="T46">Объектом исследования в данной курсовой работе является ООО «ПКсбор» - частная </text:span><text:span text:style-name="T43">компания</text:span><text:span text:style-name="T46">, специализирующаяся на сборке персональных компьютеров для </text:span><text:span text:style-name="T47">физических лиц.</text:span></text:h>
      <text:h text:style-name="P120" text:outline-level="1"><text:tab/><text:span text:style-name="T54">ООО «ПКсбор» </text:span><text:span text:style-name="T55">является молодой, но уже хорошо зарекомендовавшая себя фирм фирмой. На рынке </text:span><text:span text:style-name="T54">ООО «ПКсбор» </text:span><text:span text:style-name="T55">существует 2 года, включает 6 сотрудников и около </text:span><text:span text:style-name="T56">2000</text:span><text:span text:style-name="T55"> клиентов.</text:span></text:h>
      <text:h text:style-name="P120" text:outline-level="1"><text:tab/><text:span text:style-name="T57">Предметом следования является бухгалтерия компании.</text:span></text:h>
      <text:h text:style-name="P120" text:outline-level="1"><text:tab/><text:span text:style-name="T57">Основная деятельность бухгалтерии — </text:span><text:span text:style-name="T56">хранение информации о заказах, закупка комплектующих для сборки, предоставление информации о конфигурации и системных характеристиках компьютера, а так же составление отчёта доходов и расходов компании.</text:span></text:h>
      <text:h text:style-name="P120" text:outline-level="1"><text:tab/><text:span text:style-name="T56">Информация, хранимая в базе данных информационной системы бухгалтерии:</text:span></text:h>
      <text:list xml:id="list235260736010103" text:continue-list="list1212766312" text:style-name="L2">
        <text:list-item>
          <text:p text:style-name="P133">информация о поставщиках;</text:p>
        </text:list-item>
        <text:list-item>
          <text:p text:style-name="P133">информация о сотрудниках;</text:p>
        </text:list-item>
        <text:list-item>
          <text:p text:style-name="P133">сведения о <text:span text:style-name="T58">хранящихся</text:span> комплектующих;</text:p>
        </text:list-item>
        <text:list-item>
          <text:p text:style-name="P133">стоимость предоставляемых услуг;</text:p>
        </text:list-item>
        <text:list-item>
          <text:p text:style-name="P133"><text:span text:style-name="T58">и</text:span>нформация о заказ<text:span text:style-name="T59">ах</text:span>;</text:p>
        </text:list-item>
        <text:list-item>
          <text:p text:style-name="P134"><text:soft-page-break/>Сведения о расходах и <text:span text:style-name="T32">доходах</text:span> компании за промежуток времени.</text:p>
        </text:list-item>
      </text:list>
      <text:p text:style-name="P75"><text:tab/><text:span text:style-name="T58">Сотрудник (например бухгалтер),</text:span><text:span text:style-name="T33"> используя систему «</text:span><text:span text:style-name="T34">Сборка компьютеров</text:span><text:span text:style-name="T33">» <text:s/></text:span><text:span text:style-name="T58">оформляет заказ </text:span><text:span text:style-name="T59">клиента</text:span><text:span text:style-name="T58">. </text:span><text:span text:style-name="T33">«</text:span><text:span text:style-name="T34">Сборка компьютеров</text:span><text:span text:style-name="T33">» </text:span><text:span text:style-name="T35">предоставляет сотруднику информация о характеристиках и стоимости комплектующих уже лежащих на складе или предоставляемых поставщиком. Занесение в систему нового заказа требует данные о ФИО, контактных данных клиента, конфигурации собираемого компьютера, а так же стоимости о заказе.</text:span></text:p>
      <text:p text:style-name="P75"><text:span text:style-name="T35"><text:tab/>При визите клиента в организацию, сотрудник запрашивает данные о клиенте(ФИО, контактные данные) </text:span><text:span text:style-name="T36">и заносит их в систему. Так же в сведения о заказе, сотрудник вносит информацию о бюджете и комментарий клиента к заказу. </text:span></text:p>
      <text:p text:style-name="P73"><text:tab/>Клиент сообщает примерную характеристику компьютера (Например частоту работу процессора или количество оперативной памяти) и на основе этих данных строится конфигурация компьютера и стоимость всего заказа. </text:p>
      <text:p text:style-name="P73"><text:tab/>Администратор (руководитель компании) имеет доступ ко всем данным системы.</text:p>
      <text:list xml:id="list235259875046374" text:continue-list="list249366775" text:style-name="L3">
        <text:list-item>
          <text:list>
            <text:list-item>
              <text:h text:style-name="P113" text:outline-level="1">Организационная структура объекта автоматизации</text:h>
            </text:list-item>
          </text:list>
        </text:list-item>
      </text:list>
      <text:h text:style-name="P122" text:outline-level="1"><text:span text:style-name="T67"><text:tab/></text:span><text:span text:style-name="T60">Сотрудники компании разделяются на следующие должности: администратор (он же глава компании), бухгалтер, сборщик.</text:span></text:h>
      <text:list xml:id="list235259555544952" text:continue-list="list235260736010103" text:style-name="L2">
        <text:list-header>
          <text:p text:style-name="P131">Функции бухгалтера:</text:p>
        </text:list-header>
        <text:list-item>
          <text:p text:style-name="P131">оформление заказа клиента;</text:p>
        </text:list-item>
        <text:list-item>
          <text:p text:style-name="P131">предоставление перечня компонентов и их характеристик;</text:p>
        </text:list-item>
        <text:list-item>
          <text:p text:style-name="P131">предоставление данных о стоимости услуги.</text:p>
        </text:list-item>
        <text:list-item>
          <text:p text:style-name="P131">Добавление новых поставщиков</text:p>
          <text:p text:style-name="P131">Функции сборщика</text:p>
        </text:list-item>
        <text:list-item>
          <text:p text:style-name="P131">Оказание услуг сборки;</text:p>
        </text:list-item>
        <text:list-item>
          <text:p text:style-name="P131">Заполнение данных о характеристиках компонентов.</text:p>
          <text:p text:style-name="P131">Функции администратора</text:p>
        </text:list-item>
        <text:list-item>
          <text:p text:style-name="P131">добавление данных о сотрудниках, поставщиках, компонентах;</text:p>
        </text:list-item>
        <text:list-item>
          <text:p text:style-name="P131">редактирование данных о сотрудниках, поставщиках, компонентах;</text:p>
        </text:list-item>
        <text:list-item>
          <text:p text:style-name="P131">удаление данных о сотрудниках.</text:p>
        </text:list-item>
      </text:list>
      <text:p text:style-name="P62"><draw:custom-shape text:anchor-type="char" draw:z-index="0" draw:name="Фигура1" draw:style-name="gr3" draw:text-style-name="P149" svg:width="10.104cm" svg:height="0.761cm" svg:x="3.094cm" svg:y="1.836cm"><text:p/><draw:enhanced-geometry svg:viewBox="3532 1149 5707 425" draw:glue-points="6385 1149 6385 1326 3532 1326 3532 1573 6385 1326 9239 1326 9239 1573" draw:glue-point-type="segments" draw:type="mso-spt100" draw:modifiers="0 0 0" draw:enhanced-path="M 6385 1149 L 6385 1326 3532 1326 3532 1573 M 6385 1326 L 9239 1326 9239 1573 N"><draw:equation draw:name="f0" draw:formula=""/><draw:equation draw:name="f1" draw:formula=""/><draw:equation draw:name="f2" draw:formula=""/><draw:equation draw:name="f3" draw:formula=""/><draw:equation draw:name="f4" draw:formula="(16384+3)/2"/><draw:equation draw:name="f5" draw:formula="(-32768+0)/2"/><draw:equation draw:name="f6" draw:formula="0*tan(3531)"/></draw:enhanced-geometry></draw:custom-shape><draw:frame text:anchor-type="char" draw:z-index="1" draw:name="Фигура2" draw:style-name="gr1" draw:text-style-name="P144" svg:width="3.943cm" svg:height="1.668cm" svg:x="11.224cm" svg:y="2.595cm"><draw:text-box><text:p text:style-name="P143"><text:span text:style-name="T73">Бухгалтер</text:span></text:p></draw:text-box></draw:frame><draw:frame text:anchor-type="char" draw:z-index="2" draw:name="Фигура3" draw:style-name="gr2" draw:text-style-name="P148" svg:width="3.941cm" svg:height="1.668cm" svg:x="1.124cm" svg:y="2.595cm"><draw:text-box><text:p text:style-name="P147"><text:span text:style-name="T73">Клиент</text:span></text:p></draw:text-box></draw:frame><draw:frame text:anchor-type="char" draw:z-index="3" draw:name="Фигура4" draw:style-name="gr2" draw:text-style-name="P146" svg:width="5.421cm" svg:height="1.668cm" svg:x="5.433cm" svg:y="0.171cm"><draw:text-box><text:p text:style-name="P145"><text:span text:style-name="T73">Администратор</text:span></text:p></draw:text-box></draw:frame><draw:frame text:anchor-type="char" draw:z-index="4" draw:name="Фигура 1" draw:style-name="gr1" draw:text-style-name="P144" svg:width="3.943cm" svg:height="1.668cm" svg:x="6.324cm" svg:y="2.596cm"><draw:text-box><text:p text:style-name="P143"><text:span text:style-name="T73">Сборщик</text:span></text:p></draw:text-box></draw:frame></text:p>
      <text:list text:continue-list="list235259875046374" text:style-name="L3">
        <text:list-item>
          <text:list>
            <text:list-item>
              <text:h text:style-name="P113" text:outline-level="1">Исследование функциональной структуры объекта автоматизации.</text:h>
            </text:list-item>
          </text:list>
        </text:list-item>
      </text:list>
      <text:p text:style-name="P69"><text:tab/><text:span text:style-name="T44">Описание деятельности сотрудников компании:</text:span></text:p>
      <text:p text:style-name="P39"><text:tab/><text:span text:style-name="T61">Бухгалтер</text:span></text:p>
      <text:p text:style-name="P39"><text:tab/><text:span text:style-name="T61">Создаёт и поддерживает в актуальном состоянии заказы клиентов </text:span><text:span text:style-name="T62">исходя из предоставленной клиентом информации</text:span><text:span text:style-name="T61">. Вводит данные о ресурсах, клиентах. Оформляет отчёты о прибыли и расходах компании.</text:span></text:p>
      <text:p text:style-name="P39"><text:tab/><text:span text:style-name="T61">Сборщик</text:span></text:p>
      <text:p text:style-name="P39"><text:tab/><text:span text:style-name="T61">Выполняет сборку ПК исходя из данных заказа. Заполняет характеристики компонентов в систему. </text:span></text:p>
      <text:p text:style-name="P39"><text:tab/><text:span text:style-name="T61">Администратор</text:span></text:p>
      <text:p text:style-name="P39"><text:tab/><text:span text:style-name="T61">Отвечает за распределение ресурсов компании. Нанимает новых сотрудников и добавляет их в систему. </text:span><text:span text:style-name="T62">Редактирует данные о заказах.</text:span></text:p>
      <text:list xml:id="list235258931475517" text:continue-numbering="true" text:style-name="L3">
        <text:list-item>
          <text:list>
            <text:list-item>
              <text:h text:style-name="P113" text:outline-level="1">Требования информационной модели объекта автоматизации</text:h>
            </text:list-item>
          </text:list>
        </text:list-item>
      </text:list>
      <text:h text:style-name="P123" text:outline-level="1"><text:span text:style-name="T67"><text:tab/></text:span><text:span text:style-name="T60">Конфигурация должна обеспечивать возможность выполнения перечисленных ниже функций:</text:span></text:h>
      <text:list xml:id="list235259643544734" text:continue-list="list235259555544952" text:style-name="L2">
        <text:list-item>
          <text:p text:style-name="P131">просмотр информации о заказах, компонентах, поставщиках, сотрудниках;</text:p>
        </text:list-item>
        <text:list-item>
          <text:p text:style-name="P135">создание отчёта о расходах и даходах компании</text:p>
        </text:list-item>
        <text:list-item>
          <text:p text:style-name="P131">добавление новых поставщиков в систему;</text:p>
        </text:list-item>
        <text:list-item>
          <text:p text:style-name="P131">добавление новых сотрудников в систему.</text:p>
        </text:list-item>
      </text:list>
      <text:h text:style-name="P115" text:outline-level="1"/>
      <text:list text:continue-list="list235258931475517" text:style-name="L3">
        <text:list-item>
          <text:list>
            <text:list-item>
              <text:h text:style-name="P114" text:outline-level="1">Анализ существующих программных продуктов для автоматизации предметной области.</text:h>
            </text:list-item>
          </text:list>
        </text:list-item>
      </text:list>
      <text:p text:style-name="P59"><text:tab/>Несмотря на то, что существует довольно большое количество специализированных программ - аналогов для составления расписания, для разработки расписания данной студии рисования было выбрано программное обеспечение – 1С:Предприятие 8.3. В сравнении с такими платформами, как ERP система Галактика, Microsoft Dynamics AX, ERP система SAP и многими другими, 1С:Предприятие имеет ряд преимуществ: удобство и понятность программ, возможность распределения ролей при использовании расписания, возможность учитывать множество ограничений, создание удобного интерфейса расписания для конкретной организации, возможность создания различных дополнительных удобных функций.</text:p>
      <text:p text:style-name="P59"><text:tab/>Более подробное сравнение платформы 1С: Предприятие 8.3 с её аналогами представлена в таблице:</text:p>
      <text:p text:style-name="P68"/>
      <text:h text:style-name="P124" text:outline-level="1">Таблица 1 — Сравнение с аналогами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able:table-column table:style-name="Таблица2.B"/>
        <table:table-column table:style-name="Таблица2.C"/>
        <table:table-column table:style-name="Таблица2.G"/>
        <table:table-column table:style-name="Таблица2.H"/>
        <table:table-column table:style-name="Таблица2.I"/>
        <table:table-row table:style-name="Таблица2.1">
          <table:table-cell table:style-name="Таблица2.A1" office:value-type="string">
            <text:p text:style-name="P13">Название</text:p>
          </table:table-cell>
          <table:table-cell table:style-name="Таблица2.B1" office:value-type="string">
            <text:p text:style-name="P14">Удобство</text:p>
          </table:table-cell>
          <table:table-cell table:style-name="Таблица2.B1" office:value-type="string">
            <text:p text:style-name="P14">Понятность</text:p>
          </table:table-cell>
          <table:table-cell table:style-name="Таблица2.B1" office:value-type="string">
            <text:p text:style-name="P14">Логичность</text:p>
          </table:table-cell>
          <table:table-cell table:style-name="Таблица2.B1" office:value-type="string">
            <text:p text:style-name="P15">Мобильность</text:p>
          </table:table-cell>
          <table:table-cell table:style-name="Таблица2.B1" office:value-type="string">
            <text:p text:style-name="P16">Эффективность</text:p>
          </table:table-cell>
          <table:table-cell table:style-name="Таблица2.B1" office:value-type="string">
            <text:p text:style-name="P17">Надёжность</text:p>
          </table:table-cell>
          <table:table-cell table:style-name="Таблица2.B1" office:value-type="string">
            <text:p text:style-name="P14">Стоимость</text:p>
          </table:table-cell>
          <table:table-cell table:style-name="Таблица2.B1" office:value-type="string">
            <text:p text:style-name="P44"><text:span text:style-name="T48">Платформа,</text:span><text:span text:style-name="T49"> </text:span><text:span text:style-name="T48">Язык</text:span><text:span text:style-name="T50"> </text:span><text:span text:style-name="T48">программ</text:span></text:p>
          </table:table-cell>
        </table:table-row>
        <table:table-row table:style-name="Таблица2.2">
          <table:table-cell table:style-name="Таблица2.A1" office:value-type="string">
            <text:p text:style-name="P13">Парус</text:p>
          </table:table-cell>
          <table:table-cell table:style-name="Таблица2.A1" office:value-type="string">
            <text:p text:style-name="P21">-</text:p>
          </table:table-cell>
          <table:table-cell table:style-name="Таблица2.A1" office:value-type="string">
            <text:p text:style-name="P23">-</text:p>
          </table:table-cell>
          <table:table-cell table:style-name="Таблица2.A1" office:value-type="string">
            <text:p text:style-name="P25">+</text:p>
          </table:table-cell>
          <table:table-cell table:style-name="Таблица2.A1" office:value-type="string">
            <text:p text:style-name="P27">-</text:p>
          </table:table-cell>
          <table:table-cell table:style-name="Таблица2.A1" office:value-type="string">
            <text:p text:style-name="P29">+</text:p>
          </table:table-cell>
          <table:table-cell table:style-name="Таблица2.A1" office:value-type="string">
            <text:p text:style-name="P31">-</text:p>
          </table:table-cell>
          <table:table-cell table:style-name="Таблица2.A1" office:value-type="string">
            <text:p text:style-name="P41"><text:span text:style-name="T48">150</text:span><text:span text:style-name="T51"> </text:span><text:span text:style-name="T48">000</text:span><text:span text:style-name="T52"> </text:span><text:span text:style-name="T48">руб</text:span></text:p>
          </table:table-cell>
          <table:table-cell table:style-name="Таблица2.A1" office:value-type="string">
            <text:p text:style-name="P101" loext:marker-style-name="T26"><text:span text:style-name="T48">Visual</text:span><text:span text:style-name="T48"/></text:p>
            <text:p text:style-name="P18">FoxPro</text:p>
          </table:table-cell>
        </table:table-row>
        <table:table-row table:style-name="Таблица2.3">
          <table:table-cell table:style-name="Таблица2.A1" office:value-type="string">
            <text:p text:style-name="P42" loext:marker-style-name="T26"><text:span text:style-name="T48">ERP</text:span><text:span text:style-name="T48"/></text:p>
            <text:p text:style-name="P43"><text:span text:style-name="T48">система</text:span><text:span text:style-name="T49"> </text:span><text:span text:style-name="T48">Галактика</text:span></text:p>
          </table:table-cell>
          <table:table-cell table:style-name="Таблица2.A1" office:value-type="string">
            <text:p text:style-name="P107" loext:marker-style-name="T26"/>
            <text:p text:style-name="P22">-</text:p>
          </table:table-cell>
          <table:table-cell table:style-name="Таблица2.A1" office:value-type="string">
            <text:p text:style-name="P107" loext:marker-style-name="T26"/>
            <text:p text:style-name="P24">-</text:p>
          </table:table-cell>
          <table:table-cell table:style-name="Таблица2.A1" office:value-type="string">
            <text:p text:style-name="P107" loext:marker-style-name="T26"/>
            <text:p text:style-name="P32">-</text:p>
          </table:table-cell>
          <table:table-cell table:style-name="Таблица2.A1" office:value-type="string">
            <text:p text:style-name="P107" loext:marker-style-name="T26"/>
            <text:p text:style-name="P30">+</text:p>
          </table:table-cell>
          <table:table-cell table:style-name="Таблица2.A1" office:value-type="string">
            <text:p text:style-name="P107" loext:marker-style-name="T26"/>
            <text:p text:style-name="P28">-</text:p>
          </table:table-cell>
          <table:table-cell table:style-name="Таблица2.A1" office:value-type="string">
            <text:p text:style-name="P107" loext:marker-style-name="T26"/>
            <text:p text:style-name="P26">+</text:p>
          </table:table-cell>
          <table:table-cell table:style-name="Таблица2.A1" office:value-type="string">
            <text:p text:style-name="P109" loext:marker-style-name="T26"/>
            <text:p text:style-name="P42"><text:span text:style-name="T48">349</text:span><text:span text:style-name="T51"> </text:span><text:span text:style-name="T48">000</text:span><text:span text:style-name="T51"> </text:span><text:span text:style-name="T48">руб</text:span></text:p>
          </table:table-cell>
          <table:table-cell table:style-name="Таблица2.A1" office:value-type="string">
            <text:p text:style-name="P104" loext:marker-style-name="T26"><text:span text:style-name="T48">C#, C++,</text:span><text:span text:style-name="T48"/></text:p>
            <text:p text:style-name="P19"><text:soft-page-break/>Delphi</text:p>
          </table:table-cell>
        </table:table-row>
        <table:table-row table:style-name="Таблица2.4">
          <table:table-cell table:style-name="Таблица2.A1" office:value-type="string">
            <text:p text:style-name="P103" loext:marker-style-name="T26"><text:span text:style-name="T48">Microsoft</text:span><text:span text:style-name="T53"> </text:span><text:span text:style-name="T51">Dynamics</text:span></text:p>
            <text:p text:style-name="P13">AX</text:p>
          </table:table-cell>
          <table:table-cell table:style-name="Таблица2.A1" office:value-type="string">
            <text:p text:style-name="P108" loext:marker-style-name="T26"/>
            <text:p text:style-name="P22">-</text:p>
          </table:table-cell>
          <table:table-cell table:style-name="Таблица2.A1" office:value-type="string">
            <text:p text:style-name="P108" loext:marker-style-name="T26"/>
            <text:p text:style-name="P24">-</text:p>
          </table:table-cell>
          <table:table-cell table:style-name="Таблица2.A1" office:value-type="string">
            <text:p text:style-name="P108" loext:marker-style-name="T26"/>
            <text:p text:style-name="P26">+</text:p>
          </table:table-cell>
          <table:table-cell table:style-name="Таблица2.A1" office:value-type="string">
            <text:p text:style-name="P108" loext:marker-style-name="T26"/>
            <text:p text:style-name="P28">-</text:p>
          </table:table-cell>
          <table:table-cell table:style-name="Таблица2.A1" office:value-type="string">
            <text:p text:style-name="P108" loext:marker-style-name="T26"/>
            <text:p text:style-name="P28">-</text:p>
          </table:table-cell>
          <table:table-cell table:style-name="Таблица2.A1" office:value-type="string">
            <text:p text:style-name="P108" loext:marker-style-name="T26"/>
            <text:p text:style-name="P26">+</text:p>
          </table:table-cell>
          <table:table-cell table:style-name="Таблица2.A1" office:value-type="string">
            <text:p text:style-name="P110" loext:marker-style-name="T26"/>
            <text:p text:style-name="P42"><text:span text:style-name="T48">100</text:span><text:span text:style-name="T51"> </text:span><text:span text:style-name="T48">000</text:span><text:span text:style-name="T51"> </text:span><text:span text:style-name="T48">руб</text:span></text:p>
          </table:table-cell>
          <table:table-cell table:style-name="Таблица2.A1" office:value-type="string">
            <text:p text:style-name="P110" loext:marker-style-name="T26"/>
            <text:p text:style-name="P20">C++</text:p>
          </table:table-cell>
        </table:table-row>
        <table:table-row table:style-name="Таблица2.5">
          <table:table-cell table:style-name="Таблица2.A5" office:value-type="string">
            <text:p text:style-name="P45" loext:marker-style-name="T26"><text:span text:style-name="T48">ERP</text:span></text:p>
            <text:p text:style-name="P46">система<text:span text:style-name="T63"> </text:span>SAP</text:p>
          </table:table-cell>
          <table:table-cell table:style-name="Таблица2.B5" office:value-type="string">
            <text:p text:style-name="P33"/>
            <text:p text:style-name="P33">-</text:p>
            <text:p text:style-name="P33"/>
          </table:table-cell>
          <table:table-cell table:style-name="Таблица2.B5" office:value-type="string">
            <text:p text:style-name="P33"/>
            <text:p text:style-name="P33">+</text:p>
          </table:table-cell>
          <table:table-cell table:style-name="Таблица2.B5" office:value-type="string">
            <text:p text:style-name="P33"/>
            <text:p text:style-name="P33">-</text:p>
          </table:table-cell>
          <table:table-cell table:style-name="Таблица2.B5" office:value-type="string">
            <text:p text:style-name="P33"/>
            <text:p text:style-name="P33">+</text:p>
          </table:table-cell>
          <table:table-cell table:style-name="Таблица2.B5" office:value-type="string">
            <text:p text:style-name="P33"/>
            <text:p text:style-name="P33">-</text:p>
          </table:table-cell>
          <table:table-cell table:style-name="Таблица2.G5" office:value-type="string">
            <text:p text:style-name="P33"/>
            <text:p text:style-name="P33">+</text:p>
          </table:table-cell>
          <table:table-cell table:style-name="Таблица2.A5" office:value-type="string">
            <text:p text:style-name="P45">150<text:span text:style-name="T64"> </text:span>000<text:span text:style-name="T64"> </text:span>руб</text:p>
          </table:table-cell>
          <table:table-cell table:style-name="Таблица2.A5" office:value-type="string">
            <text:p text:style-name="P49">C/C++</text:p>
          </table:table-cell>
        </table:table-row>
        <table:table-row table:style-name="Таблица2.5">
          <table:table-cell table:style-name="Таблица2.A5" office:value-type="string">
            <text:p text:style-name="P47" loext:marker-style-name="T26"><text:span text:style-name="T48">1С</text:span></text:p>
            <text:p text:style-name="P48">Предприятие<text:span text:style-name="T63"> </text:span>8.3</text:p>
          </table:table-cell>
          <table:table-cell table:style-name="Таблица2.B6" office:value-type="string">
            <text:p text:style-name="P33"/>
            <text:p text:style-name="P33">+</text:p>
          </table:table-cell>
          <table:table-cell table:style-name="Таблица2.B6" office:value-type="string">
            <text:p text:style-name="P33"/>
            <text:p text:style-name="P33">+</text:p>
          </table:table-cell>
          <table:table-cell table:style-name="Таблица2.B6" office:value-type="string">
            <text:p text:style-name="P33"/>
            <text:p text:style-name="P33">+</text:p>
          </table:table-cell>
          <table:table-cell table:style-name="Таблица2.B6" office:value-type="string">
            <text:p text:style-name="P33"/>
            <text:p text:style-name="P33">+</text:p>
          </table:table-cell>
          <table:table-cell table:style-name="Таблица2.B6" office:value-type="string">
            <text:p text:style-name="P33"/>
            <text:p text:style-name="P33">+</text:p>
          </table:table-cell>
          <table:table-cell table:style-name="Таблица2.G6" office:value-type="string">
            <text:p text:style-name="P33"/>
            <text:p text:style-name="P33">+</text:p>
          </table:table-cell>
          <table:table-cell table:style-name="Таблица2.A5" office:value-type="string">
            <text:p text:style-name="P47">180<text:span text:style-name="T64"> </text:span>000<text:span text:style-name="T64"> </text:span>руб</text:p>
          </table:table-cell>
          <table:table-cell table:style-name="Таблица2.A5" office:value-type="string">
            <text:p text:style-name="P50">1C</text:p>
          </table:table-cell>
        </table:table-row>
      </table:table>
      <text:p text:style-name="P64"/>
      <text:p text:style-name="P72"/>
      <text:h text:style-name="P125" text:outline-level="1"/>
      <text:p text:style-name="P64"/>
      <text:p text:style-name="P74"/>
      <text:h text:style-name="P116" text:outline-level="1"/>
      <text:list xml:id="list235260769081266" text:continue-numbering="true" text:style-name="L3">
        <text:list-item>
          <text:list>
            <text:list-item>
              <text:h text:style-name="P113" text:outline-level="1">Требования к системе </text:h>
            </text:list-item>
          </text:list>
        </text:list-item>
      </text:list>
      <text:p text:style-name="P40"><text:tab/>Минимальные<text:span text:style-name="T65"> </text:span>необходимые<text:span text:style-name="T66"> </text:span>системные<text:span text:style-name="T66"> </text:span>требования<text:span text:style-name="T66"> </text:span>для<text:span text:style-name="T65"> </text:span>комфортной<text:span text:style-name="T63"> </text:span>работы<text:span text:style-name="T64"> </text:span>в<text:span text:style-name="T64"> </text:span>конфигурации «<text:span text:style-name="T39">Сборка компьютеров</text:span>»:</text:p>
      <text:list text:continue-list="list235259643544734" text:style-name="L2">
        <text:list-item>
          <text:p text:style-name="P131">Windows Server 2015 или выше.</text:p>
        </text:list-item>
        <text:list-item>
          <text:p text:style-name="P131">Процессор с архитектурой x86-64 (Intel с поддержкой EM64T, AMD с поддержкой AMD64).</text:p>
        </text:list-item>
        <text:list-item>
          <text:p text:style-name="P131">Оперативная память 2048 Мб и выше.</text:p>
        </text:list-item>
        <text:list-item>
          <text:p text:style-name="P131">Жесткий диск 40Гб и выше.</text:p>
        </text:list-item>
        <text:list-item>
          <text:p text:style-name="P131">Устройство чтения компакт-дисков.</text:p>
        </text:list-item>
        <text:list-item>
          <text:p text:style-name="P131">USB-порт.</text:p>
        </text:list-item>
        <text:list-item>
          <text:p text:style-name="P132">SVGA-видеокарта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36">Требования для тонкого клиента: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1">Процессор Intel Pentium Celeron 1800 Мгц и выше.</text:p>
        </text:list-item>
        <text:list-item>
          <text:p text:style-name="P131">Оперативная память 256 Мб и выше.</text:p>
        </text:list-item>
        <text:list-item>
          <text:p text:style-name="P131">Жесткий диск 40Гб и выше.</text:p>
        </text:list-item>
        <text:list-item>
          <text:p text:style-name="P131">Устройство чтения компакт-дисков.</text:p>
        </text:list-item>
        <text:list-item>
          <text:p text:style-name="P131">USB-порт.</text:p>
        </text:list-item>
        <text:list-item>
          <text:p text:style-name="P131">SVGA-видеокарта.</text:p>
        </text:list-item>
      </text:list>
      <text:list xml:id="list235259818449872" text:continue-list="list235260769081266" text:style-name="L3">
        <text:list-item>
          <text:h text:style-name="P113" text:outline-level="1">СПЕЦИАЛЬНАЯ ЧАСТЬ</text:h>
          <text:list>
            <text:list-item>
              <text:h text:style-name="P117" text:outline-level="1">Структура информационной системы</text:h>
            </text:list-item>
          </text:list>
        </text:list-item>
      </text:list>
      <text:p text:style-name="P40"><text:tab/>В курсовой работе <text:span text:style-name="T71">создана информационная база, которая состоит из:</text:span></text:p>
      <text:list text:style-name="L4">
        <text:list-item>
          <text:p text:style-name="P138">Трёх подсистем: <text:span text:style-name="T72">Комплектующие, ПриходКомплектующих, НСИ</text:span></text:p>
        </text:list-item>
        <text:list-item>
          <text:p text:style-name="P139">Девяти справочников:</text:p>
        </text:list-item>
        <text:list-item>
          <text:p text:style-name="P139">Восьми документов:</text:p>
        </text:list-item>
        <text:list-item>
          <text:p text:style-name="P139">Одного журнала документов:</text:p>
        </text:list-item>
        <text:list-item>
          <text:p text:style-name="P139">Четырёх перечислений</text:p>
        </text:list-item>
        <text:list-item>
          <text:p text:style-name="P139">Одного регистра накоплений</text:p>
        </text:list-item>
        <text:list-item>
          <text:p text:style-name="P139">Двух отчётов:</text:p>
          <text:p text:style-name="P139">Подсистемы.</text:p>
        </text:list-item>
      </text:list>
      <text:p text:style-name="P140"><text:tab/>В подсистему «Комплектующие» <text:span text:style-name="T32">входят: справочники</text:span></text:p>
      <text:p text:style-name="P140"><text:span text:style-name="T32"><text:tab/>В подсистему «ПриходКомплектующих» входят: документы</text:span></text:p>
      <text:p text:style-name="P140"><text:span text:style-name="T32"><text:tab/>В подсистему «НСИ» входят: …</text:span></text:p>
      <text:p text:style-name="P140"><text:span text:style-name="T32"><text:tab/>Справочники</text:span></text:p>
      <text:p text:style-name="P140"><text:span text:style-name="T32"><text:tab/>Информация о сотрудниках хранится в справочнике «Сотрудники» и используется для подстановки сведений о них в документах и отчётах.</text:span></text:p>
      <text:p text:style-name="P140"><text:span text:style-name="T32"><text:tab/>Таблица 2 – Структура справочника «Сотрудники» </text:span></text:p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P142">Реквизит</text:p>
          </table:table-cell>
          <table:table-cell table:style-name="Таблица3.B1" office:value-type="string">
            <text:p text:style-name="P142">Тип данных</text:p>
          </table:table-cell>
        </table:table-row>
        <table:table-row>
          <table:table-cell table:style-name="Таблица3.A2" office:value-type="string">
            <text:p text:style-name="P141"/>
          </table:table-cell>
          <table:table-cell table:style-name="Таблица3.B2" office:value-type="string">
            <text:p text:style-name="P141"/>
          </table:table-cell>
        </table:table-row>
        <table:table-row>
          <table:table-cell table:style-name="Таблица3.A2" office:value-type="string">
            <text:p text:style-name="P141"/>
          </table:table-cell>
          <table:table-cell table:style-name="Таблица3.B2" office:value-type="string">
            <text:p text:style-name="P141"/>
          </table:table-cell>
        </table:table-row>
      </table:table>
      <text:p text:style-name="P140"><text:span text:style-name="T32"/></text:p>
      <text:list xml:id="list235259711417055" text:continue-list="list235259818449872" text:style-name="L3">
        <text:list-item>
          <text:list>
            <text:list-item>
              <text:h text:style-name="P117" text:outline-level="1"><text:soft-page-break/>Описание входной, выходной информации</text:h>
            </text:list-item>
          </text:list>
          <text:h text:style-name="P117" text:outline-level="1"/>
          <text:list text:continue-numbering="true">
            <text:list-item>
              <text:h text:style-name="P117" text:outline-level="1">Распределение ролей в разработанной конфигурации</text:h>
            </text:list-item>
          </text:list>
          <text:h text:style-name="P117" text:outline-level="1"/>
          <text:list text:continue-numbering="true">
            <text:list-item>
              <text:h text:style-name="P117" text:outline-level="1">Руководство пользователя</text:h>
            </text:list-item>
          </text:list>
          <text:h text:style-name="P117" text:outline-level="1"/>
        </text:list-item>
      </text:list>
      <text:h text:style-name="P118" text:outline-level="1"/>
      <text:list text:continue-numbering="true" text:style-name="L3">
        <text:list-item>
          <text:list>
            <text:list-header>
              <text:h text:style-name="P112" text:outline-level="1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egoe UI Symbol" svg:font-family="'Segoe UI Symbol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OC_20_1" style:display-name="TOC 1" style:family="paragraph">
      <style:paragraph-properties fo:margin-left="0.358cm" fo:margin-right="0.229cm" fo:margin-top="0cm" fo:margin-bottom="0.238cm" style:contextual-spacing="false" fo:line-height="112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left="0.018cm" fo:margin-right="0.212cm" fo:margin-top="0cm" fo:margin-bottom="0.312cm" style:contextual-spacing="false" fo:line-height="112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Normal" style:default-outline-level="3" style:class="text">
      <style:paragraph-properties fo:margin-left="0.109cm" fo:margin-top="0cm" fo:margin-bottom="0.219cm" style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OC_20_2" style:display-name="TOC 2" style:family="paragraph">
      <style:paragraph-properties fo:margin-left="1.356cm" fo:margin-right="0.229cm" fo:margin-top="0cm" fo:margin-bottom="0.291cm" style:contextual-spacing="false" fo:line-height="112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default-outline-level="1" style:class="text">
      <style:paragraph-properties fo:margin-left="0.109cm" fo:margin-top="0cm" fo:margin-bottom="0.219cm" style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Liberation Serif" fo:font-family="'Liberation Serif'" style:font-family-generic="roman" style:font-pitch="variable" fo:font-size="10pt" fo:language="ru" fo:country="RU" style:font-name-asian="NSimSun1" style:font-family-asian="NSimSun" style:font-family-generic-asian="system" style:font-pitch-asian="variable" style:font-size-asian="10pt" style:language-asian="ru" style:country-asian="RU" style:font-name-complex="Lucida Sans" style:font-family-complex="'Lucida Sans'" style:font-family-generic-complex="system" style:font-pitch-complex="variable" style:font-size-complex="10pt" style:language-complex="ar" style:country-complex="SA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Paragraph" style:display-name="Table Paragraph" style:family="paragraph" style:parent-style-name="Standard">
      <style:paragraph-properties fo:margin-left="0.189cm" fo:margin-top="0cm" fo:margin-bottom="0cm" style:contextual-spacing="false" fo:line-height="0.556cm" fo:text-align="start" style:justify-single-word="false" fo:orphans="2" fo:widows="2" fo:hyphenation-ladder-count="no-limit" fo:text-indent="0cm" style:auto-text-indent="false" style:vertical-align="baseline"/>
      <style:text-properties style:font-name="Liberation Serif" fo:font-family="'Liberation Serif'" style:font-family-generic="roman" style:font-pitch="variable" fo:font-size="12pt" fo:language="ru" fo:country="RU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style:text-underline-style="none" fo:font-weight="normal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style:text-underline-style="none" fo:font-weight="normal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Numbering_20_Symbols" style:display-name="Numbering Symbols" style:family="text"/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Основной_20_текст_20_Знак1" style:display-name="Основной текст Знак1" style:family="text" style:parent-style-name="Default_20_Paragraph_20_Font_20__28_WW_29_">
      <style:text-properties fo:font-size="12pt" style:font-name-asian="Times New Roman1" style:font-family-asian="'Times New Roman'" style:font-family-generic-asian="system" style:font-pitch-asian="variable" style:font-size-asian="12pt" style:font-name-complex="Mangal" style:font-family-complex="Manga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P2" style:family="paragraph" style:parent-style-name="Normal">
      <style:paragraph-properties fo:margin-left="0.596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MP3" style:family="paragraph" style:parent-style-name="Normal">
      <style:paragraph-properties fo:margin-left="0.813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T1" style:family="text">
      <style:text-properties fo:font-size="11pt" style:font-size-asian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688cm" fo:margin-right="1.2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01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01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 style:next-style-name="MP0">
      <style:footer>
        <text:p text:style-name="MP1"/>
      </style:footer>
    </style:master-page>
    <style:master-page style:name="MP0" style:page-layout-name="Mpm3" draw:style-name="Mdp1">
      <style:footer>
        <text:p text:style-name="MP2"><text:span text:style-name="Default_20_Paragraph_20_Font"><text:span text:style-name="MT1"><text:page-number text:select-page="current">12</text:page-number></text:span></text:span><text:span text:style-name="Default_20_Paragraph_20_Font"><text:span text:style-name="MT1"><text:s/></text:span></text:span></text:p>
        <text:p text:style-name="MP3"><text:span text:style-name="Default_20_Paragraph_20_Font"><text:span text:style-name="MT1"><text:s/><text:tab/> 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22:09:38.282000000</meta:creation-date>
    <dc:date>2024-11-26T23:52:58.479000000</dc:date>
    <meta:editing-duration>PT3H2M32S</meta:editing-duration>
    <meta:editing-cycles>28</meta:editing-cycles>
    <meta:generator>LibreOffice/24.2.0.3$Windows_X86_64 LibreOffice_project/da48488a73ddd66ea24cf16bbc4f7b9c08e9bea1</meta:generator>
    <meta:document-statistic meta:table-count="3" meta:image-count="0" meta:object-count="0" meta:page-count="15" meta:paragraph-count="241" meta:word-count="1437" meta:character-count="11735" meta:non-whitespace-character-count="9925"/>
  </office:meta>
</office:document-meta>
</file>